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240000036F000001DA654234C0.svm"/>
  <manifest:file-entry manifest:media-type="" manifest:full-path="Pictures/2000000F000001EB000001D3B2B4A868.svm"/>
  <manifest:file-entry manifest:media-type="" manifest:full-path="Pictures/2000001600000290000002120EDB9306.svm"/>
  <manifest:file-entry manifest:media-type="" manifest:full-path="Pictures/2000001D0000030D000001D3D4324086.svm"/>
  <manifest:file-entry manifest:media-type="" manifest:full-path="Pictures/2000000F00000203000001D3AA092190.svm"/>
  <manifest:file-entry manifest:media-type="" manifest:full-path="Pictures/2000001D000002250000021280C941E6.svm"/>
  <manifest:file-entry manifest:media-type="" manifest:full-path="Pictures/2000001D000002AA000001D3E088703A.svm"/>
  <manifest:file-entry manifest:media-type="" manifest:full-path="Pictures/2000000F0000017A000001D39566A8E8.svm"/>
  <manifest:file-entry manifest:media-type="" manifest:full-path="Pictures/2000001D0000030D000001D303D2C903.svm"/>
  <manifest:file-entry manifest:media-type="" manifest:full-path="Pictures/2000001600000275000002125983F6DF.svm"/>
  <manifest:file-entry manifest:media-type="" manifest:full-path="Pictures/2000000F000001E3000001D3EA4CDF4E.svm"/>
  <manifest:file-entry manifest:media-type="" manifest:full-path="Pictures/200000160000029400000212E4F1C272.svm"/>
  <manifest:file-entry manifest:media-type="" manifest:full-path="Pictures/20000016000001A5000001D3A9DC434A.svm"/>
  <manifest:file-entry manifest:media-type="" manifest:full-path="Pictures/2000000F000001F6000001D3800D5698.svm"/>
  <manifest:file-entry manifest:media-type="" manifest:full-path="Pictures/2000001D00000215000002128052DEF1.svm"/>
  <manifest:file-entry manifest:media-type="" manifest:full-path="Pictures/2000000F000001D8000001D3F1CD55BE.svm"/>
  <manifest:file-entry manifest:media-type="" manifest:full-path="Pictures/2000000F0000023D000001D3D98C4DA0.svm"/>
  <manifest:file-entry manifest:media-type="" manifest:full-path="Pictures/20000016000001A5000001D319B3EB5D.svm"/>
  <manifest:file-entry manifest:media-type="" manifest:full-path="Pictures/2000000F000001D2000001D3F444D648.svm"/>
  <manifest:file-entry manifest:media-type="" manifest:full-path="Pictures/200000240000039400000212F50225A0.svm"/>
  <manifest:file-entry manifest:media-type="" manifest:full-path="Pictures/2000000F000001FB000001D3BF0C5E31.svm"/>
  <manifest:file-entry manifest:media-type="" manifest:full-path="Pictures/2000000F000001C6000001E3A30812DF.svm"/>
  <manifest:file-entry manifest:media-type="" manifest:full-path="Pictures/200000160000028E00000212DE7AE3DE.svm"/>
  <manifest:file-entry manifest:media-type="" manifest:full-path="Pictures/2000001D0000022B0000021226980E8C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toolpanel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toolpanel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toolpanel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toolpanel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toolpanel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toolpanel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toolpanel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toolpanel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toolpanel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toolpanel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toolpanel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" manifest:full-path="ObjectReplacements/Object 60"/>
  <manifest:file-entry manifest:media-type="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toolpanel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3" svg:font-family="Arial" style:font-family-generic="roman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2.356cm" table:align="left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8.652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fo:language="ru" fo:country="RU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normal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normal" style:font-size-asian="11.5pt" style:font-style-asian="normal" style:font-size-complex="11.5pt" style:font-style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normal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normal" fo:font-weight="bold" style:font-name-asian="Courier New" style:font-size-asian="11.5pt" style:font-style-asian="normal" style:font-weight-asian="bold" style:font-name-complex="Courier New" style:font-size-complex="11.5pt" style:font-style-complex="normal" style:font-weight-complex="bold"/>
    </style:style>
    <style:style style:name="P6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fo:font-style="normal" fo:font-weight="normal" style:font-name-asian="Times New Roman1" style:font-size-asian="11.5pt" style:language-asian="ru" style:country-asian="RU" style:font-style-asian="normal" style:font-weight-asian="normal" style:font-name-complex="Times New Roman1" style:font-size-complex="11.5pt" style:font-style-complex="normal" style:font-weight-complex="normal"/>
    </style:style>
    <style:style style:name="P7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en" fo:country="US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fo:font-style="italic" fo:font-weight="normal" style:font-name-asian="Courier New" style:font-size-asian="11.5pt" style:font-style-asian="italic" style:font-weight-asian="normal" style:font-name-complex="Courier New" style:font-size-complex="11.5pt" style:font-style-complex="italic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fo:font-style="normal" style:font-size-asian="11.5pt" style:font-style-asian="normal" style:font-size-complex="11.5pt" style:font-style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fo:font-style="normal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fo:font-style="normal" style:text-underline-style="none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12" style:family="paragraph" style:parent-style-name="Standard">
      <style:paragraph-properties fo:margin-left="10.005cm" fo:margin-right="0cm" fo:text-indent="0cm" style:auto-text-indent="false"/>
      <style:text-properties style:font-name="Calibri" fo:font-size="11.5pt" fo:language="ru" fo:country="RU" fo:font-style="normal" style:font-size-asian="11.5pt" style:font-style-asian="normal" style:font-size-complex="11.5pt" style:font-style-complex="normal"/>
    </style:style>
    <style:style style:name="P13" style:family="paragraph" style:parent-style-name="Standard">
      <style:paragraph-properties fo:margin-left="10.005cm" fo:margin-right="0cm" fo:text-indent="0cm" style:auto-text-indent="false"/>
      <style:text-properties style:font-name="Calibri" fo:font-size="11.5pt" fo:language="ru" fo:country="RU" fo:font-style="normal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14" style:family="paragraph" style:parent-style-name="Standard">
      <style:text-properties style:font-name="Calibri" fo:font-size="11.5pt" fo:language="ru" fo:country="RU" fo:font-style="normal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P15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16" style:family="paragraph" style:parent-style-name="Standard">
      <style:paragraph-properties fo:margin-left="11.255cm" fo:margin-right="0cm" fo:text-indent="0cm" style:auto-text-indent="false"/>
      <style:text-properties style:font-name="Calibri" fo:font-size="11.5pt" fo:language="ru" fo:country="RU" fo:font-style="normal" style:font-size-asian="11.5pt" style:font-style-asian="normal" style:font-size-complex="11.5pt" style:font-style-complex="normal"/>
    </style:style>
    <style:style style:name="P17" style:family="paragraph" style:parent-style-name="Standard">
      <style:paragraph-properties fo:margin-left="11.255cm" fo:margin-right="0cm" fo:text-indent="0cm" style:auto-text-indent="false"/>
      <style:text-properties style:font-name="Calibri" fo:font-size="11.5pt" fo:language="en" fo:country="US" fo:font-style="normal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18" style:family="paragraph" style:parent-style-name="Table_20_Contents">
      <style:text-properties style:font-name="Calibri" fo:font-size="11.5pt" style:font-size-asian="11.5pt" style:font-size-complex="11.5pt"/>
    </style:style>
    <style:style style:name="P19" style:family="paragraph" style:parent-style-name="Table_20_Contents">
      <style:text-properties style:font-name="Calibri" fo:font-size="11.5pt" fo:language="ru" fo:country="RU" style:font-size-asian="11.5pt" style:font-size-complex="11.5pt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text-properties fo:color="#000080" style:font-name="Calibri" fo:font-size="11.5pt" fo:language="ru" fo:country="RU" fo:font-style="italic" style:font-size-asian="11.5pt" style:font-style-asian="italic" style:font-size-complex="11.5pt" style:font-style-complex="italic"/>
    </style:style>
    <style:style style:name="P22" style:family="paragraph" style:parent-style-name="Standard" style:list-style-name="L1">
      <style:text-properties fo:color="#000000"/>
    </style:style>
    <style:style style:name="P23" style:family="paragraph" style:parent-style-name="Standard" style:list-style-name="L1">
      <style:text-properties style:font-name="Calibri" fo:font-size="11.5pt" fo:language="ru" fo:country="RU" style:font-size-asian="11.5pt" style:font-size-complex="11.5pt"/>
    </style:style>
    <style:style style:name="P24" style:family="paragraph" style:parent-style-name="Standard">
      <style:paragraph-properties fo:margin-left="7.504cm" fo:margin-right="0cm" fo:text-indent="0cm" style:auto-text-indent="false"/>
      <style:text-properties style:font-name="Calibri" fo:font-size="11.5pt" fo:language="en" fo:country="US" fo:font-style="normal" style:text-underline-style="none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en" fo:country="US" fo:font-style="normal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26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fo:font-style="normal" fo:font-weight="normal" style:font-name-asian="Times New Roman1" style:font-size-asian="11.5pt" style:language-asian="ru" style:country-asian="RU" style:font-style-asian="normal" style:font-weight-asian="normal" style:font-name-complex="Times New Roman1" style:font-size-complex="11.5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fo:font-style="normal" fo:font-weight="normal" style:font-name-asian="Times New Roman1" style:font-size-asian="11.5pt" style:language-asian="ru" style:country-asian="RU" style:font-style-asian="normal" style:font-weight-asian="normal" style:font-name-complex="Times New Roman1" style:font-size-complex="11.5pt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3" style:family="text">
      <style:text-properties fo:language="en" fo:country="US" fo:font-weight="normal" style:font-name-asian="Courier New" style:font-weight-asian="normal" style:font-name-complex="Courier New" style:font-weight-complex="normal"/>
    </style:style>
    <style:style style:name="T4" style:family="text">
      <style:text-properties style:font-name="Courier New" fo:language="en" fo:country="US" fo:font-weight="normal" style:font-name-asian="Courier New" style:font-weight-asian="normal" style:font-name-complex="Courier New" style:font-weight-complex="normal"/>
    </style:style>
    <style:style style:name="T5" style:family="text">
      <style:text-properties style:font-name="Calibri" fo:font-weight="normal" style:font-name-asian="Courier New" style:font-weight-asian="normal" style:font-name-complex="Courier New" style:font-weight-complex="normal"/>
    </style:style>
    <style:style style:name="T6" style:family="text">
      <style:text-properties style:font-name="Calibri" fo:language="en" fo:country="US" fo:font-weight="normal" style:font-name-asian="Courier New" style:font-weight-asian="normal" style:font-name-complex="Courier New" style:font-weight-complex="normal"/>
    </style:style>
    <style:style style:name="T7" style:family="text">
      <style:text-properties style:font-name="Calibri" fo:font-size="11.5pt" fo:language="ru" fo:country="RU" style:font-size-asian="11.5pt" style:font-size-complex="11.5pt"/>
    </style:style>
    <style:style style:name="T8" style:family="text">
      <style:text-properties style:font-name="Calibri" fo:font-size="11.5pt" fo:language="ru" fo:country="RU" fo:font-style="normal" style:font-size-asian="11.5pt" style:font-style-asian="normal" style:font-size-complex="11.5pt" style:font-style-complex="normal"/>
    </style:style>
    <style:style style:name="T9" style:family="text">
      <style:text-properties style:font-name="Calibri" fo:font-size="11.5pt" fo:language="ru" fo:country="RU" fo:font-style="italic" style:font-size-asian="11.5pt" style:font-style-asian="italic" style:font-size-complex="11.5pt" style:font-style-complex="italic"/>
    </style:style>
    <style:style style:name="T10" style:family="text">
      <style:text-properties style:font-name="Calibri" fo:font-size="11.5pt" fo:language="en" fo:country="US" style:font-size-asian="11.5pt" style:font-size-complex="11.5pt"/>
    </style:style>
    <style:style style:name="T11" style:family="text">
      <style:text-properties style:font-name="Calibri" fo:font-size="11.5pt" fo:language="en" fo:country="US" fo:font-style="normal" style:font-size-asian="11.5pt" style:font-style-asian="normal" style:font-size-complex="11.5pt" style:font-style-complex="normal"/>
    </style:style>
    <style:style style:name="T12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13" style:family="text">
      <style:text-properties style:font-name-asian="Times New Roman1" style:language-asian="ru" style:country-asian="RU" style:font-name-complex="Times New Roman1"/>
    </style:style>
    <style:style style:name="T14" style:family="text">
      <style:text-properties fo:language="ru" fo:country="RU" style:font-name-asian="Times New Roman1" style:language-asian="ru" style:country-asian="RU" style:font-name-complex="Times New Roman1"/>
    </style:style>
    <style:style style:name="T15" style:family="text">
      <style:text-properties fo:color="#ff0000" fo:language="ru" fo:country="RU" style:font-name-asian="Times New Roman1" style:language-asian="ru" style:country-asian="RU" style:font-name-complex="Times New Roman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8" style:family="text">
      <style:text-properties fo:font-weight="normal" style:font-name-asian="Courier New" style:font-weight-asian="normal" style:font-name-complex="Courier New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.03cm" svg:stroke-color="#000000" draw:marker-start="" draw:marker-start-width="0.245cm" draw:marker-start-center="false" draw:marker-end="Стили_20_стрелок_20_1" draw:marker-end-width="0.34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6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Стили_20_стрелок_20_2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c0c0c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199cm" draw:marker-end-center="false" draw:fill="solid" draw:fill-color="#c0c0c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1cm" svg:stroke-color="#000000" draw:marker-start="Rounded_20_short_20_Arrow" draw:marker-start-width="0.215cm" draw:marker-start-center="false" draw:marker-end="" draw:marker-end-width="0.316cm" draw:marker-end-center="false" draw:fill="solid" draw:fill-color="#c0c0c0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1cm" svg:stroke-color="#008000" draw:marker-start="" draw:marker-start-width="0.36cm" draw:marker-start-center="false" draw:marker-end="Стили_20_стрелок_20_1" draw:marker-end-width="0.199cm" draw:marker-end-center="false" draw:fill="solid" draw:fill-color="#c0c0c0" draw:fill-image-width="0cm" draw:fill-image-height="0cm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1cm" svg:stroke-color="#ff0000" draw:marker-start="" draw:marker-start-width="0.36cm" draw:marker-start-center="false" draw:marker-end="Стили_20_стрелок_20_1" draw:marker-end-width="0.36cm" draw:marker-end-center="false" draw:fill="solid" draw:fill-color="#c0c0c0" draw:fill-image-width="0cm" draw:fill-image-height="0cm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41cm" svg:stroke-color="#000080" draw:marker-start="" draw:marker-start-width="0.36cm" draw:marker-start-center="false" draw:marker-end="Стили_20_стрелок_20_1" draw:marker-end-width="0.36cm" draw:marker-end-center="false" draw:fill="solid" draw:fill-color="#c0c0c0" draw:fill-image-width="0cm" draw:fill-image-height="0cm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41cm" svg:stroke-color="#800080" draw:marker-start="" draw:marker-start-width="0.36cm" draw:marker-start-center="false" draw:marker-end="Symmetric_20_Arrow" draw:marker-end-width="0.36cm" draw:marker-end-center="false" draw:fill="solid" draw:fill-color="#c0c0c0" draw:fill-image-width="0cm" draw:fill-image-height="0cm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Билет 3. </text:span><text:span text:style-name="T13">Равноускоренное криволинейное движение (на примере движения тела, брошенного под углом к горизонту). Нормальное и тангенциальное ускорения. </text:span></text:p>
      <text:p text:style-name="P14">Движение тела, брошенного под углом к горизонту</text:p>
      <text:p text:style-name="P15">Пусть тело в начальный момент времени находилось на высоте<draw:frame draw:style-name="fr1" draw:name="Объект1" text:anchor-type="as-char" svg:width="0.425cm" svg:height="0.467cm" draw:z-index="0"><draw:object xlink:href="./Object 1" xlink:type="simple" xlink:show="embed" xlink:actuate="onLoad"/><draw:image xlink:href="./ObjectReplacements/Object 1" xlink:type="simple" xlink:show="embed" xlink:actuate="onLoad"/>
    </draw:frame>и имело скорость<draw:frame draw:style-name="fr1" draw:name="Объект2" text:anchor-type="as-char" svg:width="0.402cm" svg:height="0.467cm" draw:z-index="1"><draw:object xlink:href="./Object 2" xlink:type="simple" xlink:show="embed" xlink:actuate="onLoad"/><draw:image xlink:href="./ObjectReplacements/Object 2" xlink:type="simple" xlink:show="embed" xlink:actuate="onLoad"/>
     <svg:desc>формула</svg:desc>
    </draw:frame>, направленную под углом<draw:frame draw:style-name="fr1" draw:name="Объект3" text:anchor-type="as-char" svg:width="0.467cm" svg:height="0.467cm" draw:z-index="2"><draw:object xlink:href="./Object 3" xlink:type="simple" xlink:show="embed" xlink:actuate="onLoad"/><draw:image xlink:href="./ObjectReplacements/Object 3" xlink:type="simple" xlink:show="embed" xlink:actuate="onLoad"/>
     <svg:desc>формула</svg:desc>
    </draw:frame>к горизонту.</text:p>
      <text:p text:style-name="P15">Ускорение постоянно и равно<draw:frame draw:style-name="fr1" draw:name="Объект4" text:anchor-type="as-char" svg:width="0.446cm" svg:height="0.467cm" draw:z-index="3"><draw:object xlink:href="./Object 4" xlink:type="simple" xlink:show="embed" xlink:actuate="onLoad"/><draw:image xlink:href="./ObjectReplacements/Object 4" xlink:type="simple" xlink:show="embed" xlink:actuate="onLoad"/>
     <svg:desc>формула</svg:desc>
    </draw:frame>.</text:p>
      <text:p text:style-name="P15">Запишем основные уравнения кинематики:</text:p>
      <text:p text:style-name="P15"><draw:frame draw:style-name="fr2" draw:name="Объект58" text:anchor-type="as-char" svg:y="-0.921cm" svg:width="1.312cm" svg:height="1.635cm" draw:z-index="23"><draw:object xlink:href="./Object 58" xlink:type="simple" xlink:show="embed" xlink:actuate="onLoad"/><draw:image xlink:href="./ObjectReplacements/Object 58" xlink:type="simple" xlink:show="embed" xlink:actuate="onLoad"/>
     <svg:desc>формула</svg:desc>
    </draw:frame><draw:frame draw:style-name="fr3" draw:name="Объект57" text:anchor-type="char" svg:x="0.201cm" svg:y="0.037cm" svg:width="3.593cm" svg:height="1.61cm" draw:z-index="16"><draw:object xlink:href="./Object 57" xlink:type="simple" xlink:show="embed" xlink:actuate="onLoad"/><draw:image xlink:href="./ObjectReplacements/Object 57" xlink:type="simple" xlink:show="embed" xlink:actuate="onLoad"/>
    </draw:frame></text:p>
      <text:p text:style-name="P15"/>
      <text:p text:style-name="P15">Спроецируем на оси Ох и Оу:</text:p>
      <text:p text:style-name="P15"><draw:frame draw:style-name="fr1" draw:name="Объект5" text:anchor-type="as-char" svg:width="2.311cm" svg:height="2.187cm" draw:z-index="4"><draw:object xlink:href="./Object 5" xlink:type="simple" xlink:show="embed" xlink:actuate="onLoad"/><draw:image xlink:href="./ObjectReplacements/Object 5" xlink:type="simple" xlink:show="embed" xlink:actuate="onLoad"/>
    </draw:frame> <draw:frame draw:style-name="fr2" draw:name="Объект6" text:anchor-type="as-char" svg:y="-1.924cm" svg:width="4.678cm" svg:height="3.203cm" draw:z-index="5"><draw:object xlink:href="./Object 6" xlink:type="simple" xlink:show="embed" xlink:actuate="onLoad"/><draw:image xlink:href="./ObjectReplacements/Object 6" xlink:type="simple" xlink:show="embed" xlink:actuate="onLoad"/>
    </draw:frame> <draw:frame draw:style-name="fr1" draw:name="Объект7" text:anchor-type="as-char" svg:width="2.113cm" svg:height="1.06cm" draw:z-index="6"><draw:object xlink:href="./Object 7" xlink:type="simple" xlink:show="embed" xlink:actuate="onLoad"/><draw:image xlink:href="./ObjectReplacements/Object 7" xlink:type="simple" xlink:show="embed" xlink:actuate="onLoad"/>
    </draw:frame> </text:p>
      <text:list xml:id="list34482377" text:style-name="L1">
        <text:list-item>
          <text:p text:style-name="P21">Уравнение траектории </text:p>
          <text:p text:style-name="P22"><text:span text:style-name="T8">Подставляем время в уравнение у координаты от времени</text:span><text:span text:style-name="T9"><draw:frame draw:style-name="fr1" draw:name="Объект8" text:anchor-type="as-char" svg:width="5.285cm" svg:height="1.182cm" draw:z-index="42"><draw:object xlink:href="./Object 8" xlink:type="simple" xlink:show="embed" xlink:actuate="onLoad"/><draw:image xlink:href="./ObjectReplacements/Object 8" xlink:type="simple" xlink:show="embed" xlink:actuate="onLoad"/>
       </draw:frame></text:span></text:p>
        </text:list-item>
        <text:list-item>
          <text:p text:style-name="P21">Время подъема</text:p>
          <text:p text:style-name="P20"><text:span text:style-name="T7">В наивысшей точке </text:span><text:span text:style-name="T7"><draw:frame draw:style-name="fr1" draw:name="Объект9" text:anchor-type="as-char" svg:width="1.147cm" svg:height="0.529cm" draw:z-index="7"><draw:object xlink:href="./Object 9" xlink:type="simple" xlink:show="embed" xlink:actuate="onLoad"/><draw:image xlink:href="./ObjectReplacements/Object 9" xlink:type="simple" xlink:show="embed" xlink:actuate="onLoad"/>
       </draw:frame></text:span><text:span text:style-name="T7">→</text:span><text:span text:style-name="T10"> </text:span><text:span text:style-name="T7"><draw:frame draw:style-name="fr1" draw:name="Объект10" text:anchor-type="as-char" svg:width="3.979cm" svg:height="0.531cm" draw:z-index="43"><draw:object xlink:href="./Object 10" xlink:type="simple" xlink:show="embed" xlink:actuate="onLoad"/><draw:image xlink:href="./ObjectReplacements/Object 10" xlink:type="simple" xlink:show="embed" xlink:actuate="onLoad"/>
       </draw:frame></text:span><text:span text:style-name="T10">→ </text:span><text:span text:style-name="T7"><text:s/></text:span><text:span text:style-name="T7"><draw:frame draw:style-name="fr1" draw:name="Объект11" text:anchor-type="as-char" svg:width="2.448cm" svg:height="1.062cm" draw:z-index="44"><draw:object xlink:href="./Object 11" xlink:type="simple" xlink:show="embed" xlink:actuate="onLoad"/><draw:image xlink:href="./ObjectReplacements/Object 11" xlink:type="simple" xlink:show="embed" xlink:actuate="onLoad"/>
       </draw:frame></text:span></text:p>
        </text:list-item>
        <text:list-item>
          <text:p text:style-name="P21">Время полета</text:p>
          <text:p text:style-name="P20"><text:span text:style-name="T7">В конце полета </text:span><text:span text:style-name="T7"><draw:frame draw:style-name="fr1" draw:name="Объект12" text:anchor-type="as-char" svg:width="1.035cm" svg:height="0.467cm" draw:z-index="45"><draw:object xlink:href="./Object 12" xlink:type="simple" xlink:show="embed" xlink:actuate="onLoad"/><draw:image xlink:href="./ObjectReplacements/Object 12" xlink:type="simple" xlink:show="embed" xlink:actuate="onLoad"/>
       </draw:frame></text:span><text:span text:style-name="T7">→</text:span><text:span text:style-name="T10"> <text:s/></text:span><text:span text:style-name="T10"><draw:frame draw:style-name="fr1" draw:name="Объект13" text:anchor-type="as-char" svg:width="5.51cm" svg:height="1.122cm" draw:z-index="46"><draw:object xlink:href="./Object 13" xlink:type="simple" xlink:show="embed" xlink:actuate="onLoad"/><draw:image xlink:href="./ObjectReplacements/Object 13" xlink:type="simple" xlink:show="embed" xlink:actuate="onLoad"/>
       </draw:frame></text:span><text:span text:style-name="T10">→ <text:s/></text:span><text:span text:style-name="T10"><draw:frame draw:style-name="fr1" draw:name="Объект14" text:anchor-type="as-char" svg:width="5.449cm" svg:height="1.164cm" draw:z-index="48"><draw:object xlink:href="./Object 14" xlink:type="simple" xlink:show="embed" xlink:actuate="onLoad"/><draw:image xlink:href="./ObjectReplacements/Object 14" xlink:type="simple" xlink:show="embed" xlink:actuate="onLoad"/>
       </draw:frame></text:span></text:p>
          <text:p text:style-name="P20"><text:span text:style-name="T7">Если</text:span><text:span text:style-name="T7"><draw:frame draw:style-name="fr1" draw:name="Объект15" text:anchor-type="as-char" svg:width="1.136cm" svg:height="0.531cm" draw:z-index="49"><draw:object xlink:href="./Object 15" xlink:type="simple" xlink:show="embed" xlink:actuate="onLoad"/><draw:image xlink:href="./ObjectReplacements/Object 15" xlink:type="simple" xlink:show="embed" xlink:actuate="onLoad"/>
       </draw:frame></text:span><text:span text:style-name="T7">, то есть тело брошено с поверхности Земли, то </text:span><text:span text:style-name="T7"><draw:frame draw:style-name="fr1" draw:name="Объект16" text:anchor-type="as-char" svg:width="2.701cm" svg:height="1.062cm" draw:z-index="50"><draw:object xlink:href="./Object 16" xlink:type="simple" xlink:show="embed" xlink:actuate="onLoad"/><draw:image xlink:href="./ObjectReplacements/Object 16" xlink:type="simple" xlink:show="embed" xlink:actuate="onLoad"/>
       </draw:frame></text:span></text:p>
          <text:p text:style-name="P23"><draw:frame draw:style-name="fr1" draw:name="Объект17" text:anchor-type="as-char" svg:width="2.521cm" svg:height="0.531cm" draw:z-index="51"><draw:object xlink:href="./Object 17" xlink:type="simple" xlink:show="embed" xlink:actuate="onLoad"/><draw:image xlink:href="./ObjectReplacements/Object 17" xlink:type="simple" xlink:show="embed" xlink:actuate="onLoad"/>
      </draw:frame></text:p>
        </text:list-item>
        <text:list-item>
          <text:p text:style-name="P21">Дальность полета</text:p>
          <text:p text:style-name="P20"><text:span text:style-name="T8">Если</text:span><text:span text:style-name="T8"><draw:frame draw:style-name="fr1" draw:name="Объект18" text:anchor-type="as-char" svg:width="1.136cm" svg:height="0.531cm" draw:z-index="52"><draw:object xlink:href="./Object 18" xlink:type="simple" xlink:show="embed" xlink:actuate="onLoad"/><draw:image xlink:href="./ObjectReplacements/Object 18" xlink:type="simple" xlink:show="embed" xlink:actuate="onLoad"/>
       </draw:frame></text:span><text:span text:style-name="T8">, то </text:span><text:span text:style-name="T8"><draw:frame draw:style-name="fr1" draw:name="Объект19" text:anchor-type="as-char" svg:width="2.701cm" svg:height="1.062cm" draw:z-index="53"><draw:object xlink:href="./Object 19" xlink:type="simple" xlink:show="embed" xlink:actuate="onLoad"/><draw:image xlink:href="./ObjectReplacements/Object 19" xlink:type="simple" xlink:show="embed" xlink:actuate="onLoad"/>
       </draw:frame></text:span><text:span text:style-name="T8">→</text:span><text:span text:style-name="T11"> </text:span><text:span text:style-name="T11"><draw:frame draw:style-name="fr1" draw:name="Объект20" text:anchor-type="as-char" svg:width="6.657cm" svg:height="1.122cm" draw:z-index="54"><draw:object xlink:href="./Object 20" xlink:type="simple" xlink:show="embed" xlink:actuate="onLoad"/><draw:image xlink:href="./ObjectReplacements/Object 20" xlink:type="simple" xlink:show="embed" xlink:actuate="onLoad"/>
       </draw:frame></text:span></text:p>
        </text:list-item>
        <text:list-item>
          <text:p text:style-name="P21">Наибольшая высота подъема</text:p>
          <text:p text:style-name="P20"><text:span text:style-name="T8">Подставляем время подъема в уравнение</text:span><text:span text:style-name="T8"><draw:frame draw:style-name="fr1" draw:name="Объект21" text:anchor-type="as-char" svg:width="0.965cm" svg:height="0.483cm" draw:z-index="55"><draw:object xlink:href="./Object 21" xlink:type="simple" xlink:show="embed" xlink:actuate="onLoad"/><draw:image xlink:href="./ObjectReplacements/Object 21" xlink:type="simple" xlink:show="embed" xlink:actuate="onLoad"/>
       </draw:frame></text:span><text:span text:style-name="T11"> </text:span><text:span text:style-name="T8">→</text:span><text:span text:style-name="T11"> </text:span><text:span text:style-name="T11"><draw:frame draw:style-name="fr1" draw:name="Объект23" text:anchor-type="as-char" svg:width="3.427cm" svg:height="1.122cm" draw:z-index="56"><draw:object xlink:href="./Object 23" xlink:type="simple" xlink:show="embed" xlink:actuate="onLoad"/><draw:image xlink:href="./ObjectReplacements/Object 23" xlink:type="simple" xlink:show="embed" xlink:actuate="onLoad"/>
       </draw:frame></text:span></text:p>
        </text:list-item>
      </text:list>
      <text:p text:style-name="P4">Нормальное и тангенциальное ускорения</text:p>
      <text:p text:style-name="P10"><text:span text:style-name="T16">Тангенциальное</text:span> ускорение характеризует быстроту изменения модуля скорости, направлено по касательной к траектории (<draw:frame draw:style-name="fr1" draw:name="Объект22" text:anchor-type="as-char" svg:width="0.995cm" svg:height="0.483cm" draw:z-index="57"><draw:object xlink:href="./Object 22" xlink:type="simple" xlink:show="embed" xlink:actuate="onLoad"/><draw:image xlink:href="./ObjectReplacements/Object 22" xlink:type="simple" xlink:show="embed" xlink:actuate="onLoad"/>
    </draw:frame><text:span text:style-name="T1">).</text:span></text:p>
      <text:p text:style-name="P11"><text:span text:style-name="T16">Нормальное</text:span> ускорение характеризует быстроту изменения направления скорости, направлено по нормали к скорости (<draw:frame draw:style-name="fr1" draw:name="Объект59" text:anchor-type="as-char" svg:width="1.164cm" svg:height="0.531cm" draw:z-index="58"><draw:object xlink:href="./Object 59" xlink:type="simple" xlink:show="embed" xlink:actuate="onLoad"/><draw:image xlink:href="./ObjectReplacements/Object 59" xlink:type="simple" xlink:show="embed" xlink:actuate="onLoad"/>
     <svg:desc>формула</svg:desc>
    </draw:frame><text:span text:style-name="T1">)</text:span></text:p>
      <text:p text:style-name="P11">Рассмотрим траекторию тела и выделим малый участок, который совпадает с дугой окрежноси радиуса <text:span text:style-name="T1">R. </text:span>За время<text:span text:style-name="T1"><draw:frame draw:style-name="fr1" draw:name="Объект61" text:anchor-type="as-char" svg:width="0.683cm" svg:height="0.467cm" draw:z-index="59"><draw:object xlink:href="./Object 61" xlink:type="simple" xlink:show="embed" xlink:actuate="onLoad"/><draw:image xlink:href="./ObjectReplacements/Object 61" xlink:type="simple" xlink:show="embed" xlink:actuate="onLoad"/>
     </draw:frame></text:span>точка А переместилась на<text:span text:style-name="T1"><draw:frame draw:style-name="fr1" draw:name="Объект60" text:anchor-type="as-char" svg:width="2.043cm" svg:height="0.529cm" draw:z-index="60"><draw:object xlink:href="./Object 60" xlink:type="simple" xlink:show="embed" xlink:actuate="onLoad"/><draw:image xlink:href="./ObjectReplacements/Object 60" xlink:type="simple" xlink:show="embed" xlink:actuate="onLoad"/>
     </draw:frame></text:span></text:p>
      <text:p text:style-name="P24"><draw:g text:anchor-type="paragraph" draw:z-index="18" draw:style-name="gr1"><draw:custom-shape draw:style-name="gr10" draw:text-style-name="P28" svg:width="5.001cm" svg:height="5.001cm" svg:x="-0.511cm" svg:y="0.70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11" draw:text-style-name="P28" svg:x1="1.988cm" svg:y1="3.203cm" svg:x2="1.988cm" svg:y2="0.703cm">
      <text:p/>
     </draw:line><draw:line draw:style-name="gr12" draw:text-style-name="P28" svg:x1="3.988cm" svg:y1="1.703cm" svg:x2="1.988cm" svg:y2="3.203cm">
      <text:p/>
     </draw:line><draw:line draw:style-name="gr13" draw:text-style-name="P28" svg:x1="1.988cm" svg:y1="0.703cm" svg:x2="3.988cm" svg:y2="1.703cm">
      <text:p/>
     </draw:line><draw:line draw:style-name="gr14" draw:text-style-name="P28" svg:x1="1.988cm" svg:y1="0.703cm" svg:x2="4.988cm" svg:y2="0.703cm">
      <text:p/>
     </draw:line><draw:line draw:style-name="gr15" draw:text-style-name="P28" svg:x1="3.988cm" svg:y1="1.703cm" svg:x2="5.988cm" svg:y2="4.703cm">
      <text:p/>
     </draw:line><draw:line draw:style-name="gr14" draw:text-style-name="P28" svg:x1="5.988cm" svg:y1="4.703cm" svg:x2="2.988cm" svg:y2="4.703cm">
      <text:p/>
     </draw:line><draw:line draw:style-name="gr16" draw:text-style-name="P28" svg:x1="3.988cm" svg:y1="1.703cm" svg:x2="2.988cm" svg:y2="4.703cm">
      <text:p/>
     </draw:line><draw:frame draw:style-name="gr17" draw:text-style-name="P30" svg:width="0.507cm" svg:height="0.484cm" svg:x="1.489cm" svg:y="3.002cm">
      <draw:image xlink:href="Pictures/2000000F000001FB000001D3BF0C5E31.svm" xlink:type="simple" xlink:show="embed" xlink:actuate="onLoad">
       <text:p/>
      </draw:image>
     </draw:frame><draw:frame draw:style-name="gr17" draw:text-style-name="P30" svg:width="0.428cm" svg:height="0.484cm" svg:x="1.588cm" svg:y="1.702cm">
      <draw:image xlink:href="Pictures/20000016000001A5000001D319B3EB5D.svm" xlink:type="simple" xlink:show="embed" xlink:actuate="onLoad">
       <text:p/>
      </draw:image>
     </draw:frame><draw:frame draw:style-name="gr17" draw:text-style-name="P30" svg:width="0.526cm" svg:height="0.542cm" svg:x="2.487cm" svg:y="2.304cm">
      <draw:image xlink:href="Pictures/2000001D00000215000002128052DEF1.svm" xlink:type="simple" xlink:show="embed" xlink:actuate="onLoad">
       <text:p/>
      </draw:image>
     </draw:frame><draw:frame draw:style-name="gr17" draw:text-style-name="P30" svg:width="0.301cm" svg:height="0.32cm" svg:x="1.99cm" svg:y="1.021cm">
      <draw:image xlink:href="Pictures/2000000F000001C6000001E3A30812DF.svm" xlink:type="simple" xlink:show="embed" xlink:actuate="onLoad">
       <text:p/>
      </draw:image>
     </draw:frame><draw:frame draw:style-name="gr17" draw:text-style-name="P30" svg:width="0.301cm" svg:height="0.311cm" svg:x="1.986cm" svg:y="2.621cm">
      <draw:image xlink:href="Pictures/2000000F000001D2000001D3F444D648.svm" xlink:type="simple" xlink:show="embed" xlink:actuate="onLoad">
       <text:p/>
      </draw:image>
     </draw:frame><draw:frame draw:style-name="gr17" draw:text-style-name="P30" svg:width="0.401cm" svg:height="0.241cm" svg:x="2.657cm" svg:y="1.212cm">
      <draw:image xlink:href="Pictures/2000001D0000030D000001D3D4324086.svm" xlink:type="simple" xlink:show="embed" xlink:actuate="onLoad">
       <text:p/>
      </draw:image>
     </draw:frame><draw:frame draw:style-name="gr17" draw:text-style-name="P30" svg:width="0.426cm" svg:height="0.482cm" svg:x="3.988cm" svg:y="0.221cm">
      <draw:image xlink:href="Pictures/20000016000001A5000001D3A9DC434A.svm" xlink:type="simple" xlink:show="embed" xlink:actuate="onLoad">
       <text:p/>
      </draw:image>
     </draw:frame><draw:frame draw:style-name="gr17" draw:text-style-name="P30" svg:width="0.541cm" svg:height="0.544cm" svg:x="5.138cm" svg:y="3.136cm">
      <draw:image xlink:href="Pictures/2000001D000002250000021280C941E6.svm" xlink:type="simple" xlink:show="embed" xlink:actuate="onLoad">
       <text:p/>
      </draw:image>
     </draw:frame><draw:frame draw:style-name="gr17" draw:text-style-name="P30" svg:width="0.505cm" svg:height="0.482cm" svg:x="1.589cm" svg:y="0.203cm">
      <draw:image xlink:href="Pictures/2000000F000001F6000001D3800D5698.svm" xlink:type="simple" xlink:show="embed" xlink:actuate="onLoad">
       <text:p/>
      </draw:image>
     </draw:frame><draw:frame draw:style-name="gr17" draw:text-style-name="P30" svg:width="0.634cm" svg:height="0.542cm" svg:x="3.981cm" svg:y="1.221cm">
      <draw:image xlink:href="Pictures/2000001600000275000002125983F6DF.svm" xlink:type="simple" xlink:show="embed" xlink:actuate="onLoad">
       <text:p/>
      </draw:image>
     </draw:frame><draw:polyline draw:style-name="gr2" draw:text-style-name="P28" svg:width="0.173cm" svg:height="0.007cm" draw:transform="skewX (-0.0226892802759221) rotate (-0.509287075733036) translate (1.98956484293183cm 2.9758095112095cm)" svg:viewBox="0 0 174 8" draw:points="0,8 174,0 174,0">
      <text:p/>
     </draw:polyline><draw:polyline draw:style-name="gr2" draw:text-style-name="P28" svg:width="0.38cm" svg:height="0.116cm" draw:transform="rotate (0.505796417227861) translate (1.93289984227397cm 1.05025069887664cm)" svg:viewBox="0 0 381 117" draw:points="0,109 174,117 366,27 381,0">
      <text:p/>
     </draw:polyline><draw:polyline draw:style-name="gr2" draw:text-style-name="P28" svg:width="0.295cm" svg:height="0.062cm" svg:x="3.868cm" svg:y="2.002cm" svg:viewBox="0 0 296 63" draw:points="0,63 156,63 296,0">
      <text:p/>
     </draw:polyline><draw:frame draw:style-name="gr4" draw:text-style-name="P29" svg:width="0.685cm" svg:height="0.482cm" svg:x="3.3cm" svg:y="3.269cm">
      <draw:image xlink:href="Pictures/2000001D000002AA000001D3E088703A.svm" xlink:type="simple" xlink:show="embed" xlink:actuate="onLoad">
       <text:p/>
      </draw:image>
     </draw:frame><draw:frame draw:style-name="gr17" draw:text-style-name="P30" svg:width="0.301cm" svg:height="0.322cm" svg:x="3.814cm" svg:y="2.129cm">
      <draw:image xlink:href="Pictures/2000000F000001C6000001E3A30812DF.svm" xlink:type="simple" xlink:show="embed" xlink:actuate="onLoad">
       <text:p/>
      </draw:image>
     </draw:frame><draw:custom-shape draw:style-name="gr18" draw:text-style-name="P28" svg:width="2.001cm" svg:height="5.501cm" svg:x="-0.686cm" svg:y="0.529cm">
      <text:p/>
      <draw:enhanced-geometry svg:viewBox="0 0 21600 21600" draw:type="rectangle" draw:enhanced-path="M 0 0 L 21600 0 21600 21600 0 21600 0 0 Z N"/>
     </draw:custom-shape><draw:frame draw:style-name="gr4" draw:text-style-name="P29" svg:width="0.486cm" svg:height="0.482cm" svg:x="6.131cm" svg:y="4.53cm">
      <draw:image xlink:href="Pictures/2000000F000001E3000001D3EA4CDF4E.svm" xlink:type="simple" xlink:show="embed" xlink:actuate="onLoad">
       <text:p/>
      </draw:image>
     </draw:frame><draw:frame draw:style-name="gr4" draw:text-style-name="P29" svg:width="0.493cm" svg:height="0.484cm" svg:x="2.53cm" svg:y="4.547cm">
      <draw:image xlink:href="Pictures/2000000F000001EB000001D3B2B4A868.svm" xlink:type="simple" xlink:show="embed" xlink:actuate="onLoad">
       <text:p/>
      </draw:image>
     </draw:frame>
    </draw:g><draw:frame draw:style-name="fr1" draw:name="Объект25" text:anchor-type="as-char" svg:width="6.849cm" svg:height="1.355cm" draw:z-index="61"><draw:object xlink:href="./Object 25" xlink:type="simple" xlink:show="embed" xlink:actuate="onLoad"/><draw:image xlink:href="./ObjectReplacements/Object 25" xlink:type="simple" xlink:show="embed" xlink:actuate="onLoad"/>
     <svg:desc>формула</svg:desc>
    </draw:frame></text:p>
      <text:p text:style-name="P24"><draw:frame draw:style-name="fr3" draw:name="Объект62" text:anchor-type="char" svg:x="7.8cm" svg:y="0.238cm" svg:width="4.082cm" svg:height="3.533cm" draw:z-index="19"><draw:object xlink:href="./Object 62" xlink:type="simple" xlink:show="embed" xlink:actuate="onLoad"/><draw:image xlink:href="./ObjectReplacements/Object 62" xlink:type="simple" xlink:show="embed" xlink:actuate="onLoad"/>
    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><text:soft-page-break/><draw:frame draw:style-name="fr1" draw:name="Объект26" text:anchor-type="as-char" svg:width="7.445cm" svg:height="1.057cm" draw:z-index="10"><draw:object xlink:href="./Object 26" xlink:type="simple" xlink:show="embed" xlink:actuate="onLoad"/><draw:image xlink:href="./ObjectReplacements/Object 26" xlink:type="simple" xlink:show="embed" xlink:actuate="onLoad"/>
    </draw:frame></text:p>
      <text:p text:style-name="P9">То есть вектор мгновенного ускорения<text:span text:style-name="T4"><draw:frame draw:style-name="fr1" draw:name="Объект27" text:anchor-type="as-char" svg:width="0.423cm" svg:height="0.467cm" draw:z-index="11"><draw:object xlink:href="./Object 27" xlink:type="simple" xlink:show="embed" xlink:actuate="onLoad"/><draw:image xlink:href="./ObjectReplacements/Object 27" xlink:type="simple" xlink:show="embed" xlink:actuate="onLoad"/>
      <svg:desc>формула</svg:desc>
     </draw:frame></text:span><text:span text:style-name="T5">направлен к центру окружности. </text:span></text:p>
      <text:p text:style-name="P5">Разложение полного ускорения на нормальное и тангенциальное</text:p>
      <text:p text:style-name="P9"><text:span text:style-name="T5">Пусть в некотороый момент времени</text:span><text:span text:style-name="T6"><draw:frame draw:style-name="fr1" draw:name="Объект31" text:anchor-type="as-char" svg:width="0.323cm" svg:height="0.467cm" draw:z-index="12"><draw:object xlink:href="./Object 28" xlink:type="simple" xlink:show="embed" xlink:actuate="onLoad"/><draw:image xlink:href="./ObjectReplacements/Object 28" xlink:type="simple" xlink:show="embed" xlink:actuate="onLoad"/>
      <svg:desc>формула</svg:desc>
     </draw:frame></text:span><text:span text:style-name="T5">точка занимает положение А и имеет </text:span><text:span text:style-name="T6">скорость</text:span><text:span text:style-name="T6"><draw:frame draw:style-name="fr1" draw:name="Объект30" text:anchor-type="as-char" svg:width="0.549cm" svg:height="0.529cm" draw:z-index="13"><draw:object xlink:href="./Object 29" xlink:type="simple" xlink:show="embed" xlink:actuate="onLoad"/><draw:image xlink:href="./ObjectReplacements/Object 29" xlink:type="simple" xlink:show="embed" xlink:actuate="onLoad"/>
      <svg:desc>формула</svg:desc>
     </draw:frame></text:span><text:span text:style-name="T5">, а спустя малое время</text:span><text:span text:style-name="T6"><draw:frame draw:style-name="fr1" draw:name="Объект29" text:anchor-type="as-char" svg:width="0.683cm" svg:height="0.467cm" draw:z-index="14"><draw:object xlink:href="./Object 30" xlink:type="simple" xlink:show="embed" xlink:actuate="onLoad"/><draw:image xlink:href="./ObjectReplacements/Object 30" xlink:type="simple" xlink:show="embed" xlink:actuate="onLoad"/>
      <svg:desc>формула</svg:desc>
     </draw:frame></text:span><text:span text:style-name="T5">точка переместилась в положение В и приобрела скорость</text:span><text:span text:style-name="T5"><draw:frame draw:style-name="fr1" draw:name="Объект28" text:anchor-type="as-char" svg:width="0.556cm" svg:height="0.529cm" draw:z-index="15"><draw:object xlink:href="./Object 31" xlink:type="simple" xlink:show="embed" xlink:actuate="onLoad"/><draw:image xlink:href="./ObjectReplacements/Object 31" xlink:type="simple" xlink:show="embed" xlink:actuate="onLoad"/>
      <svg:desc>формула</svg:desc>
     </draw:frame></text:span><text:span text:style-name="T6">.</text:span></text:p>
      <text:p text:style-name="P2"><draw:g text:anchor-type="paragraph" draw:z-index="8" draw:style-name="gr1"><draw:path draw:style-name="gr2" draw:text-style-name="P28" svg:width="2.24cm" svg:height="3.084cm" draw:transform="rotate (0.61365776500109) translate (1.24243646275288cm 0.716673937092437cm)" svg:viewBox="0 0 2241 3085" svg:d="m0 17c318-78 657 118 775 416 143 365-75 727 37 1095 89 291 239 564 443 797 196 225 454 363 683 546l239 168 64 46">
      <text:p/>
     </draw:path><draw:line draw:style-name="gr3" draw:text-style-name="P28" svg:x1="1.681cm" svg:y1="0.502cm" svg:x2="4.181cm" svg:y2="0.502cm">
      <text:p/>
     </draw:line><draw:line draw:style-name="gr3" draw:text-style-name="P28" svg:x1="2.884cm" svg:y1="1.602cm" svg:x2="6.384cm" svg:y2="3.602cm">
      <text:p/>
     </draw:line><draw:frame draw:style-name="gr4" draw:text-style-name="P29" svg:width="0.507cm" svg:height="0.482cm" svg:x="1.48cm" svg:y="0.002cm">
      <draw:image xlink:href="Pictures/2000000F000001F6000001D3800D5698.svm" xlink:type="simple" xlink:show="embed" xlink:actuate="onLoad">
       <text:p/>
      </draw:image>
     </draw:frame><draw:frame draw:style-name="gr4" draw:text-style-name="P29" svg:width="0.493cm" svg:height="0.484cm" svg:x="2.58cm" svg:y="1.619cm">
      <draw:image xlink:href="Pictures/2000000F000001EB000001D3B2B4A868.svm" xlink:type="simple" xlink:show="embed" xlink:actuate="onLoad">
       <text:p/>
      </draw:image>
     </draw:frame><draw:frame draw:style-name="gr4" draw:text-style-name="P29" svg:width="0.546cm" svg:height="0.542cm" svg:x="5.286cm" svg:y="3.202cm">
      <draw:image xlink:href="Pictures/2000001D0000022B0000021226980E8C.svm" xlink:type="simple" xlink:show="embed" xlink:actuate="onLoad">
       <text:p/>
      </draw:image>
     </draw:frame><draw:frame draw:style-name="gr4" draw:text-style-name="P29" svg:width="0.546cm" svg:height="0.542cm" svg:x="3.286cm" svg:y="0.002cm">
      <draw:image xlink:href="Pictures/2000001D000002250000021280C941E6.svm" xlink:type="simple" xlink:show="embed" xlink:actuate="onLoad">
       <text:p/>
      </draw:image>
     </draw:frame><draw:line draw:style-name="gr3" draw:text-style-name="P28" svg:x1="6.49cm" svg:y1="0.502cm" svg:x2="8.99cm" svg:y2="0.502cm">
      <text:p/>
     </draw:line><draw:frame draw:style-name="gr4" draw:text-style-name="P29" svg:width="0.546cm" svg:height="0.542cm" svg:x="7.491cm" svg:y="0.002cm">
      <draw:image xlink:href="Pictures/2000001D000002250000021280C941E6.svm" xlink:type="simple" xlink:show="embed" xlink:actuate="onLoad">
       <text:p/>
      </draw:image>
     </draw:frame><draw:line draw:style-name="gr3" draw:text-style-name="P28" svg:x1="6.49cm" svg:y1="0.502cm" svg:x2="9.99cm" svg:y2="2.502cm">
      <text:p/>
     </draw:line><draw:frame draw:style-name="gr4" draw:text-style-name="P29" svg:width="0.493cm" svg:height="0.482cm" svg:x="6.186cm" svg:y="0.521cm">
      <draw:image xlink:href="Pictures/2000000F000001F6000001D3800D5698.svm" xlink:type="simple" xlink:show="embed" xlink:actuate="onLoad">
       <text:p/>
      </draw:image>
     </draw:frame><draw:frame draw:style-name="gr4" draw:text-style-name="P29" svg:width="0.546cm" svg:height="0.542cm" svg:x="7.246cm" svg:y="1.103cm">
      <draw:image xlink:href="Pictures/2000001D0000022B0000021226980E8C.svm" xlink:type="simple" xlink:show="embed" xlink:actuate="onLoad">
       <text:p/>
      </draw:image>
     </draw:frame><draw:line draw:style-name="gr5" draw:text-style-name="P28" svg:x1="8.987cm" svg:y1="0.502cm" svg:x2="9.987cm" svg:y2="2.502cm">
      <text:p/>
     </draw:line><draw:frame draw:style-name="gr4" draw:text-style-name="P29" svg:width="0.775cm" svg:height="0.482cm" svg:x="9.246cm" svg:y="0.902cm">
      <draw:image xlink:href="Pictures/2000001D0000030D000001D303D2C903.svm" xlink:type="simple" xlink:show="embed" xlink:actuate="onLoad">
       <text:p/>
      </draw:image>
     </draw:frame><draw:line draw:style-name="gr3" draw:text-style-name="P28" svg:x1="8.987cm" svg:y1="0.502cm" svg:x2="8.987cm" svg:y2="2.502cm">
      <text:p/>
     </draw:line><draw:line draw:style-name="gr3" draw:text-style-name="P28" svg:x1="8.987cm" svg:y1="0.502cm" svg:x2="9.987cm" svg:y2="0.502cm">
      <text:p/>
     </draw:line><draw:line draw:style-name="gr6" draw:text-style-name="P28" svg:x1="8.987cm" svg:y1="2.502cm" svg:x2="9.987cm" svg:y2="2.502cm">
      <text:p/>
     </draw:line><draw:line draw:style-name="gr6" draw:text-style-name="P28" svg:x1="9.989cm" svg:y1="0.502cm" svg:x2="9.989cm" svg:y2="2.502cm">
      <text:p/>
     </draw:line><draw:frame draw:style-name="gr4" draw:text-style-name="P29" svg:width="0.863cm" svg:height="0.482cm" svg:x="8.978cm" svg:y="0.02cm">
      <draw:image xlink:href="Pictures/200000240000036F000001DA654234C0.svm" xlink:type="simple" xlink:show="embed" xlink:actuate="onLoad">
       <text:p/>
      </draw:image>
     </draw:frame><draw:frame draw:style-name="gr4" draw:text-style-name="P29" svg:width="0.9cm" svg:height="0.542cm" svg:x="8.045cm" svg:y="1.902cm">
      <draw:image xlink:href="Pictures/200000240000039400000212F50225A0.svm" xlink:type="simple" xlink:show="embed" xlink:actuate="onLoad">
       <text:p/>
      </draw:image>
     </draw:frame>
    </draw:g><text:tab/></text:p>
      <text:p text:style-name="P12"><text:span text:style-name="T5">Разложим</text:span><text:span text:style-name="T6"><draw:frame draw:style-name="fr1" draw:name="Объект39" text:anchor-type="as-char" svg:width="0.781cm" svg:height="0.467cm" draw:z-index="20"><draw:object xlink:href="./Object 39" xlink:type="simple" xlink:show="embed" xlink:actuate="onLoad"/><draw:image xlink:href="./ObjectReplacements/Object 39" xlink:type="simple" xlink:show="embed" xlink:actuate="onLoad"/>
     </draw:frame></text:span><text:span text:style-name="T5">на составляющие </text:span><text:span text:style-name="T6"><draw:frame draw:style-name="fr1" draw:name="Объект38" text:anchor-type="as-char" svg:width="0.519cm" svg:height="0.474cm" draw:z-index="21"><draw:object xlink:href="./Object 38" xlink:type="simple" xlink:show="embed" xlink:actuate="onLoad"/><draw:image xlink:href="./ObjectReplacements/Object 38" xlink:type="simple" xlink:show="embed" xlink:actuate="onLoad"/>
     </draw:frame></text:span><text:span text:style-name="T5">и</text:span><text:span text:style-name="T6"><draw:frame draw:style-name="fr1" draw:name="Объект37" text:anchor-type="as-char" svg:width="0.619cm" svg:height="0.529cm" draw:z-index="24"><draw:object xlink:href="./Object 37" xlink:type="simple" xlink:show="embed" xlink:actuate="onLoad"/><draw:image xlink:href="./ObjectReplacements/Object 37" xlink:type="simple" xlink:show="embed" xlink:actuate="onLoad"/>
     </draw:frame></text:span></text:p>
      <text:p text:style-name="P16"><text:span text:style-name="T6"><draw:frame draw:style-name="fr1" draw:name="Объект36" text:anchor-type="as-char" svg:width="0.878cm" svg:height="0.474cm" draw:z-index="30"><draw:object xlink:href="./Object 36" xlink:type="simple" xlink:show="embed" xlink:actuate="onLoad"/><draw:image xlink:href="./ObjectReplacements/Object 36" xlink:type="simple" xlink:show="embed" xlink:actuate="onLoad"/>
     </draw:frame></text:span><text:span text:style-name="T6"> —</text:span><text:span text:style-name="T5"> тангенциальная составляющая вектора</text:span><text:span text:style-name="T5"><draw:frame draw:style-name="fr1" draw:name="Объект35" text:anchor-type="as-char" svg:width="0.781cm" svg:height="0.467cm" draw:z-index="41"><draw:object xlink:href="./Object 35" xlink:type="simple" xlink:show="embed" xlink:actuate="onLoad"/><draw:image xlink:href="./ObjectReplacements/Object 35" xlink:type="simple" xlink:show="embed" xlink:actuate="onLoad"/>
     </draw:frame></text:span><text:span text:style-name="T6">, </text:span><text:span text:style-name="T5">направлена по касательной к траектории, проведенной в точке А.</text:span></text:p>
      <text:p text:style-name="P16"><text:span text:style-name="T6"><draw:frame draw:style-name="fr1" draw:name="Объект34" text:anchor-type="as-char" svg:width="0.915cm" svg:height="0.529cm" draw:z-index="47"><draw:object xlink:href="./Object 34" xlink:type="simple" xlink:show="embed" xlink:actuate="onLoad"/><draw:image xlink:href="./ObjectReplacements/Object 34" xlink:type="simple" xlink:show="embed" xlink:actuate="onLoad"/>
     </draw:frame></text:span><text:span text:style-name="T6"> —</text:span><text:span text:style-name="T5"> нормальная составляющая <text:s/>вектора</text:span><text:span text:style-name="T5"><draw:frame draw:style-name="fr1" draw:name="Объект33" text:anchor-type="as-char" svg:width="0.781cm" svg:height="0.467cm" draw:z-index="22"><draw:object xlink:href="./Object 33" xlink:type="simple" xlink:show="embed" xlink:actuate="onLoad"/><draw:image xlink:href="./ObjectReplacements/Object 33" xlink:type="simple" xlink:show="embed" xlink:actuate="onLoad"/>
     </draw:frame></text:span><text:span text:style-name="T6">, </text:span><text:span text:style-name="T5">направлена перпендикулярно тангенциальной.</text:span></text:p>
      <text:p text:style-name="P17"><draw:frame draw:style-name="fr1" draw:name="Объект32" text:anchor-type="as-char" svg:width="2.94cm" svg:height="0.529cm" draw:z-index="17"><draw:object xlink:href="./Object 32" xlink:type="simple" xlink:show="embed" xlink:actuate="onLoad"/><draw:image xlink:href="./ObjectReplacements/Object 32" xlink:type="simple" xlink:show="embed" xlink:actuate="onLoad"/>
    </draw:frame></text:p>
      <text:p text:style-name="P9"><text:span text:style-name="T5">Разделим на</text:span><text:span text:style-name="T5"><draw:frame draw:style-name="fr1" draw:name="Объект40" text:anchor-type="as-char" svg:width="0.683cm" svg:height="0.467cm" draw:z-index="25"><draw:object xlink:href="./Object 40" xlink:type="simple" xlink:show="embed" xlink:actuate="onLoad"/><draw:image xlink:href="./ObjectReplacements/Object 40" xlink:type="simple" xlink:show="embed" xlink:actuate="onLoad"/>
     </draw:frame></text:span><text:span text:style-name="T5">и перейдем к пределу (</text:span><text:span text:style-name="T5"><draw:frame draw:style-name="fr1" draw:name="Объект41" text:anchor-type="as-char" svg:width="1.381cm" svg:height="0.467cm" draw:z-index="26"><draw:object xlink:href="./Object 41" xlink:type="simple" xlink:show="embed" xlink:actuate="onLoad"/><draw:image xlink:href="./ObjectReplacements/Object 41" xlink:type="simple" xlink:show="embed" xlink:actuate="onLoad"/>
     </draw:frame></text:span><text:span text:style-name="T5">)</text:span></text:p>
      <text:p text:style-name="P9"><text:span text:style-name="T5"><draw:frame draw:style-name="fr1" draw:name="Объект42" text:anchor-type="as-char" svg:width="5.59cm" svg:height="1.062cm" draw:z-index="27"><draw:object xlink:href="./Object 42" xlink:type="simple" xlink:show="embed" xlink:actuate="onLoad"/><draw:image xlink:href="./ObjectReplacements/Object 42" xlink:type="simple" xlink:show="embed" xlink:actuate="onLoad"/>
      <svg:desc>формула</svg:desc>
     </draw:frame></text:span><text:span text:style-name="T6">- </text:span><text:span text:style-name="T5">каждое слагаемое есть составляющая ускорения</text:span></text:p>
      <text:p text:style-name="P9"><text:span text:style-name="T5"><draw:frame draw:style-name="fr1" draw:name="Объект43" text:anchor-type="as-char" svg:width="1.91cm" svg:height="0.531cm" draw:z-index="28"><draw:object xlink:href="./Object 43" xlink:type="simple" xlink:show="embed" xlink:actuate="onLoad"/><draw:image xlink:href="./ObjectReplacements/Object 43" xlink:type="simple" xlink:show="embed" xlink:actuate="onLoad"/>
      <svg:desc>формула</svg:desc>
     </draw:frame></text:span><text:span text:style-name="T5"><text:tab/><text:tab/></text:span><text:span text:style-name="T5"><draw:frame draw:style-name="fr1" draw:name="Объект44" text:anchor-type="as-char" svg:width="2.402cm" svg:height="0.531cm" draw:z-index="29"><draw:object xlink:href="./Object 44" xlink:type="simple" xlink:show="embed" xlink:actuate="onLoad"/><draw:image xlink:href="./ObjectReplacements/Object 44" xlink:type="simple" xlink:show="embed" xlink:actuate="onLoad"/>
      <svg:desc>формула</svg:desc>
     </draw:frame></text:span></text:p>
      <text:p text:style-name="P10"/>
      <text:p text:style-name="P3"><text:span text:style-name="T6"><text:tab/></text:span><text:span text:style-name="T2">Р</text:span><text:span text:style-name="T17">адиус кривизны</text:span></text:p>
      <text:p text:style-name="P12"><draw:g text:anchor-type="paragraph" draw:z-index="9" draw:style-name="gr1"><draw:custom-shape draw:style-name="gr7" draw:text-style-name="P28" svg:width="6.002cm" svg:height="6cm" svg:x="2.598cm" svg:y="0.549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8" draw:text-style-name="P28" svg:x1="5.595cm" svg:y1="5.548cm" svg:x2="5.595cm" svg:y2="0.548cm">
      <text:p/>
     </draw:line><draw:line draw:style-name="gr8" draw:text-style-name="P28" svg:x1="9.598cm" svg:y1="3.548cm" svg:x2="1.598cm" svg:y2="3.548cm">
      <draw:glue-point draw:id="4" svg:x="0cm" svg:y="0cm"/>
      <text:p/>
     </draw:line><draw:custom-shape draw:style-name="gr7" draw:text-style-name="P28" svg:width="3.8cm" svg:height="4cm" svg:x="3.699cm" svg:y="0.549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7" draw:text-style-name="P28" svg:width="2.001cm" svg:height="1.999cm" svg:x="4.598cm" svg:y="0.549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path draw:style-name="gr2" draw:text-style-name="P28" svg:width="2.116cm" svg:height="4.182cm" draw:transform="rotate (1.5707963267946) translate (1.25266567529148cm 2.70576388888907cm)" svg:viewBox="0 0 2117 4183" svg:d="m0 30c345-150 609 303 529 582-85 296-293 549-317 873-25 333 135 610 291 873 194 327 586 469 873 714 256 218 480 472 635 768l106 291v52">
      <text:p/>
     </draw:path><draw:path draw:style-name="gr2" draw:text-style-name="P28" svg:width="2.116cm" svg:height="4.181cm" draw:transform="rotate (-1.57585778162657) translate (10.0914488696596cm 0.641290980008867cm)" svg:viewBox="0 0 2117 4182" svg:d="m2117 30c-345-150-609 303-528 582 84 296 293 549 316 873 24 333-135 610-291 873-194 327-586 469-873 713-256 218-480 472-635 768l-106 291v52">
      <text:p/>
     </draw:path><draw:line draw:style-name="gr9" draw:text-style-name="P28" svg:x1="5.595cm" svg:y1="1.548cm" svg:x2="6.095cm" svg:y2="0.548cm">
      <text:p/>
     </draw:line><draw:frame draw:style-name="gr4" draw:text-style-name="P29" svg:width="0.38cm" svg:height="0.482cm" svg:x="5.755cm" svg:y="1.002cm">
      <draw:image xlink:href="Pictures/2000000F0000017A000001D39566A8E8.svm" xlink:type="simple" xlink:show="embed" xlink:actuate="onLoad">
       <text:p/>
      </draw:image>
     </draw:frame><draw:frame draw:style-name="gr4" draw:text-style-name="P29" svg:width="0.652cm" svg:height="0.542cm" svg:x="5.057cm" svg:y="1.302cm">
      <draw:image xlink:href="Pictures/2000001600000290000002120EDB9306.svm" xlink:type="simple" xlink:show="embed" xlink:actuate="onLoad">
       <text:p/>
      </draw:image>
     </draw:frame><draw:frame draw:style-name="gr4" draw:text-style-name="P29" svg:width="0.652cm" svg:height="0.542cm" svg:x="5.057cm" svg:y="3.602cm">
      <draw:image xlink:href="Pictures/200000160000028E00000212DE7AE3DE.svm" xlink:type="simple" xlink:show="embed" xlink:actuate="onLoad">
       <text:p/>
      </draw:image>
     </draw:frame><draw:frame draw:style-name="gr4" draw:text-style-name="P29" svg:width="0.652cm" svg:height="0.542cm" svg:x="5.057cm" svg:y="2.602cm">
      <draw:image xlink:href="Pictures/200000160000029400000212E4F1C272.svm" xlink:type="simple" xlink:show="embed" xlink:actuate="onLoad">
       <text:p/>
      </draw:image>
     </draw:frame><draw:frame draw:style-name="gr4" draw:text-style-name="P29" svg:width="0.586cm" svg:height="0.482cm" svg:x="5.258cm" svg:y="0.002cm">
      <draw:image xlink:href="Pictures/2000000F0000023D000001D3D98C4DA0.svm" xlink:type="simple" xlink:show="embed" xlink:actuate="onLoad">
       <text:p/>
      </draw:image>
     </draw:frame><draw:frame draw:style-name="gr4" draw:text-style-name="P29" svg:width="0.516cm" svg:height="0.482cm" svg:x="2.658cm" svg:y="2.602cm">
      <draw:image xlink:href="Pictures/2000000F00000203000001D3AA092190.svm" xlink:type="simple" xlink:show="embed" xlink:actuate="onLoad">
       <text:p/>
      </draw:image>
     </draw:frame><draw:frame draw:style-name="gr4" draw:text-style-name="P29" svg:width="0.472cm" svg:height="0.482cm" svg:x="7.958cm" svg:y="2.602cm">
      <draw:image xlink:href="Pictures/2000000F000001D8000001D3F1CD55BE.svm" xlink:type="simple" xlink:show="embed" xlink:actuate="onLoad">
       <text:p/>
      </draw:image>
     </draw:frame><draw:frame draw:style-name="gr4" draw:text-style-name="P29" svg:width="0.502cm" svg:height="0.482cm" svg:x="1.257cm" svg:y="1.702cm">
      <draw:image xlink:href="Pictures/2000000F000001F6000001D3800D5698.svm" xlink:type="simple" xlink:show="embed" xlink:actuate="onLoad">
       <text:p/>
      </draw:image>
     </draw:frame><draw:frame draw:style-name="gr4" draw:text-style-name="P29" svg:width="0.489cm" svg:height="0.482cm" svg:x="9.059cm" svg:y="1.702cm">
      <draw:image xlink:href="Pictures/2000000F000001EB000001D3B2B4A868.svm" xlink:type="simple" xlink:show="embed" xlink:actuate="onLoad">
       <text:p/>
      </draw:image>
     </draw:frame>
    </draw:g><text:span text:style-name="T5">На кривой АВ выберем точку М и с обеих сторон точки К и </text:span><text:span text:style-name="T6">L. </text:span><text:span text:style-name="T5">Проводим через них единственную окружность.</text:span></text:p>
      <text:p text:style-name="P12"><text:span text:style-name="T5">Приближая точки К и </text:span><text:span text:style-name="T6">L </text:span><text:span text:style-name="T5">к точке М, получим окружности разных радиусов.</text:span></text:p>
      <text:p text:style-name="P13">Вблизи точки М дуга окружности будет все меньше отличаться от кривой АВ.</text:p>
      <text:p text:style-name="P12"><text:span text:style-name="T5">При бесконечном приближении точек К и </text:span><text:span text:style-name="T6">L, </text:span><text:span text:style-name="T5">радиус окружности стремиться к предельному значению, которое называется радиусом кривизны</text:span><text:span text:style-name="T6"><draw:frame draw:style-name="fr1" draw:name="Объект45" text:anchor-type="as-char" svg:width="0.377cm" svg:height="0.467cm" draw:z-index="31"><draw:object xlink:href="./Object 45" xlink:type="simple" xlink:show="embed" xlink:actuate="onLoad"/><draw:image xlink:href="./ObjectReplacements/Object 45" xlink:type="simple" xlink:show="embed" xlink:actuate="onLoad"/>
     </draw:frame></text:span><text:span text:style-name="T5">.</text:span></text:p>
      <text:p text:style-name="P12"><text:span text:style-name="T5">Тогда </text:span><text:span text:style-name="T6"><text:s/></text:span><text:span text:style-name="T6"><draw:frame draw:style-name="fr1" draw:name="Объект46" text:anchor-type="as-char" svg:width="1.374cm" svg:height="1.058cm" draw:z-index="32"><draw:object xlink:href="./Object 46" xlink:type="simple" xlink:show="embed" xlink:actuate="onLoad"/><draw:image xlink:href="./ObjectReplacements/Object 46" xlink:type="simple" xlink:show="embed" xlink:actuate="onLoad"/>
      <svg:desc>формула</svg:desc>
     </draw:frame></text:span></text:p>
      <text:p text:style-name="P8">Модуль полного ускорения</text:p>
      <text:p text:style-name="P9"><text:span text:style-name="T18">По теореме Пифагора →</text:span><text:span text:style-name="T3"> </text:span><text:span text:style-name="T3"><draw:frame draw:style-name="fr1" draw:name="Объект48" text:anchor-type="as-char" svg:width="2.17cm" svg:height="0.637cm" draw:z-index="33"><draw:object xlink:href="./Object 48" xlink:type="simple" xlink:show="embed" xlink:actuate="onLoad"/><draw:image xlink:href="./ObjectReplacements/Object 48" xlink:type="simple" xlink:show="embed" xlink:actuate="onLoad"/>
      <svg:desc>формула</svg:desc>
     </draw:frame></text:span></text:p>
      <text:p text:style-name="P25"/>
      <text:p text:style-name="P2">Классификация движений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<draw:frame draw:style-name="fr1" draw:name="Объект49" text:anchor-type="as-char" svg:width="1.152cm" svg:height="0.531cm" draw:z-index="34"><draw:object xlink:href="./Object 49" xlink:type="simple" xlink:show="embed" xlink:actuate="onLoad"/><draw:image xlink:href="./ObjectReplacements/Object 49" xlink:type="simple" xlink:show="embed" xlink:actuate="onLoad"/>
        <svg:desc>формула</svg:desc>
       </draw:frame></text:p>
          </table:table-cell>
          <table:table-cell table:style-name="Таблица1.B1" office:value-type="string">
            <text:p text:style-name="P18">Движение по прямой линии (<draw:frame draw:style-name="fr1" draw:name="Объект50" text:anchor-type="as-char" svg:width="1.157cm" svg:height="0.467cm" draw:z-index="35"><draw:object xlink:href="./Object 50" xlink:type="simple" xlink:show="embed" xlink:actuate="onLoad"/><draw:image xlink:href="./ObjectReplacements/Object 50" xlink:type="simple" xlink:show="embed" xlink:actuate="onLoad"/>
       </draw:frame><text:span text:style-name="T1">)</text:span>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51" text:anchor-type="as-char" svg:width="2.905cm" svg:height="0.531cm" draw:z-index="36"><draw:object xlink:href="./Object 51" xlink:type="simple" xlink:show="embed" xlink:actuate="onLoad"/><draw:image xlink:href="./ObjectReplacements/Object 51" xlink:type="simple" xlink:show="embed" xlink:actuate="onLoad"/>
        <svg:desc>формула</svg:desc>
       </draw:frame></text:p>
          </table:table-cell>
          <table:table-cell table:style-name="Таблица1.B2" office:value-type="string">
            <text:p text:style-name="P19">Движение по прямой и равномерное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52" text:anchor-type="as-char" svg:width="1.152cm" svg:height="0.531cm" draw:z-index="37"><draw:object xlink:href="./Object 52" xlink:type="simple" xlink:show="embed" xlink:actuate="onLoad"/><draw:image xlink:href="./ObjectReplacements/Object 52" xlink:type="simple" xlink:show="embed" xlink:actuate="onLoad"/>
        <svg:desc>формула</svg:desc>
       </draw:frame></text:p>
          </table:table-cell>
          <table:table-cell table:style-name="Таблица1.B2" office:value-type="string">
            <text:p text:style-name="P19">Движение криволинейное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53" text:anchor-type="as-char" svg:width="2.342cm" svg:height="0.531cm" draw:z-index="38"><draw:object xlink:href="./Object 53" xlink:type="simple" xlink:show="embed" xlink:actuate="onLoad"/><draw:image xlink:href="./ObjectReplacements/Object 53" xlink:type="simple" xlink:show="embed" xlink:actuate="onLoad"/>
        <svg:desc>формула</svg:desc>
       </draw:frame></text:p>
          </table:table-cell>
          <table:table-cell table:style-name="Таблица1.B2" office:value-type="string">
            <text:p text:style-name="P19">Движение криволинейное и равномерное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54" text:anchor-type="as-char" svg:width="3.126cm" svg:height="0.531cm" draw:z-index="39"><draw:object xlink:href="./Object 54" xlink:type="simple" xlink:show="embed" xlink:actuate="onLoad"/><draw:image xlink:href="./ObjectReplacements/Object 54" xlink:type="simple" xlink:show="embed" xlink:actuate="onLoad"/>
        <svg:desc>формула</svg:desc>
       </draw:frame></text:p>
          </table:table-cell>
          <table:table-cell table:style-name="Таблица1.B2" office:value-type="string">
            <text:p text:style-name="P19">Движение по окружности и равномерное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55" text:anchor-type="as-char" svg:width="2.342cm" svg:height="0.531cm" draw:z-index="40"><draw:object xlink:href="./Object 55" xlink:type="simple" xlink:show="embed" xlink:actuate="onLoad"/><draw:image xlink:href="./ObjectReplacements/Object 55" xlink:type="simple" xlink:show="embed" xlink:actuate="onLoad"/>
        <svg:desc>формула</svg:desc>
       </draw:frame></text:p>
          </table:table-cell>
          <table:table-cell table:style-name="Таблица1.B2" office:value-type="string">
            <text:p text:style-name="P19">Движение криволинейное и неравномероное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3" svg:font-family="Arial" style:font-family-generic="roman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marker draw:name="Стили_20_стрелок_20_1" draw:display-name="Стили стрелок 1" svg:viewBox="0 0 1131 902" svg:d="m564 0-564 902h1131z"/>
    <draw:marker draw:name="Стили_20_стрелок_20_2" draw:display-name="Стили стрелок 2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517cm" fo:margin-left="1.005cm" fo:margin-right="1.13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2-26T18:20:16.25</meta:creation-date>
    <dc:date>2017-03-04T20:43:32.60</dc:date>
    <meta:editing-duration>PT16H8M21S</meta:editing-duration>
    <meta:editing-cycles>8</meta:editing-cycles>
    <meta:generator>OpenOffice.org/3.3$Win32 OpenOffice.org_project/330m20$Build-9567</meta:generator>
    <meta:document-statistic meta:table-count="1" meta:image-count="0" meta:object-count="59" meta:page-count="3" meta:paragraph-count="58" meta:word-count="345" meta:character-count="2375"/>
  </office:meta>
</office:document-meta>
</file>

<file path=Object 1/content.xml><?xml version="1.0" encoding="utf-8"?>
<math xmlns="http://www.w3.org/1998/Math/MathML">
  <semantics>
    <mi>h</mi>
    <annotation encoding="StarMath 5.0">h</annotation>
  </semantics>
</math>
</file>

<file path=Object 10/content.xml><?xml version="1.0" encoding="utf-8"?>
<math xmlns="http://www.w3.org/1998/Math/MathML">
  <semantics>
    <mrow>
      <mrow>
        <msub>
          <mi>v</mi>
          <mi>y</mi>
        </msub>
        <mo stretchy="false">=</mo>
        <msub>
          <mi>v</mi>
          <mn>0</mn>
        </msub>
      </mrow>
      <mi>sin</mi>
      <mrow>
        <mo stretchy="false">α</mo>
        <mo stretchy="false">−</mo>
        <mi>g</mi>
      </mrow>
      <mrow>
        <msub>
          <mi>t</mi>
          <mi mathvariant="italic">под</mi>
        </msub>
        <mo stretchy="false">=</mo>
        <mn>0</mn>
      </mrow>
    </mrow>
    <annotation encoding="StarMath 5.0">v_y = v_0 sin %ialpha - g t_под =0</annotation>
  </semantics>
</math>
</file>

<file path=Object 11/content.xml><?xml version="1.0" encoding="utf-8"?>
<math xmlns="http://www.w3.org/1998/Math/MathML">
  <semantics>
    <mrow>
      <msub>
        <mi>t</mi>
        <mi mathvariant="italic">под</mi>
      </msub>
      <mo stretchy="false">=</mo>
      <mfrac>
        <mrow>
          <msub>
            <mi>v</mi>
            <mn>0</mn>
          </msub>
          <mi>sin</mi>
          <mo stretchy="false">α</mo>
        </mrow>
        <mi>g</mi>
      </mfrac>
    </mrow>
    <annotation encoding="StarMath 5.0">t_под = {v_0 sin %ialpha}over {g}</annotation>
  </semantics>
</math>
</file>

<file path=Object 12/content.xml><?xml version="1.0" encoding="utf-8"?>
<math xmlns="http://www.w3.org/1998/Math/MathML">
  <semantics>
    <mrow>
      <mi>y</mi>
      <mo stretchy="false">=</mo>
      <mn>0</mn>
    </mrow>
    <annotation encoding="StarMath 5.0">y =0</annotation>
  </semantics>
</math>
</file>

<file path=Object 13/content.xml><?xml version="1.0" encoding="utf-8"?>
<math xmlns="http://www.w3.org/1998/Math/MathML">
  <semantics>
    <mrow>
      <mrow>
        <mi>y</mi>
        <mo stretchy="false">=</mo>
        <mrow>
          <msub>
            <mi>h</mi>
            <mn>0</mn>
          </msub>
          <mo stretchy="false">+</mo>
          <msub>
            <mi>v</mi>
            <mn>0</mn>
          </msub>
        </mrow>
      </mrow>
      <mrow>
        <mo stretchy="false">(</mo>
        <mrow>
          <mi>sin</mi>
          <mo stretchy="false">α</mo>
        </mrow>
        <mo stretchy="false">)</mo>
      </mrow>
      <mrow>
        <mrow>
          <msub>
            <mi>t</mi>
            <mi mathvariant="italic">пол</mi>
          </msub>
          <mo stretchy="false">−</mo>
          <mfrac>
            <mrow>
              <mi>g</mi>
              <msubsup>
                <mi>t</mi>
                <mi mathvariant="italic">пол</mi>
                <mn>2</mn>
              </msubsup>
            </mrow>
            <mn>2</mn>
          </mfrac>
        </mrow>
        <mo stretchy="false">=</mo>
        <mn>0</mn>
      </mrow>
    </mrow>
    <annotation encoding="StarMath 5.0">y = h_0+ v_0  (sin %ialpha)t_пол - {g t_пол ^2} over 2 =0</annotation>
  </semantics>
</math>
</file>

<file path=Object 14/content.xml><?xml version="1.0" encoding="utf-8"?>
<math xmlns="http://www.w3.org/1998/Math/MathML">
  <semantics>
    <mrow>
      <msub>
        <mi>t</mi>
        <mi mathvariant="italic">пол</mi>
      </msub>
      <mo stretchy="false">=</mo>
      <mfrac>
        <mrow>
          <msub>
            <mi>v</mi>
            <mn>0</mn>
          </msub>
          <mi>sin</mi>
          <mrow>
            <mo stretchy="false">α</mo>
            <mo stretchy="false">+</mo>
            <msqrt>
              <mrow>
                <msubsup>
                  <mi>v</mi>
                  <mn>0</mn>
                  <mn>2</mn>
                </msubsup>
                <msup>
                  <mi>sin</mi>
                  <mn>2</mn>
                </msup>
                <mrow>
                  <mo stretchy="false">α</mo>
                  <mo stretchy="false">+</mo>
                  <mn>2gh</mn>
                </mrow>
              </mrow>
            </msqrt>
          </mrow>
        </mrow>
        <mi>g</mi>
      </mfrac>
    </mrow>
    <annotation encoding="StarMath 5.0">t_пол = {v_0 sin %ialpha + sqrt {v_0 ^2 sin ^2 %ialpha +2gh}}over{g}</annotation>
  </semantics>
</math>
</file>

<file path=Object 15/content.xml><?xml version="1.0" encoding="utf-8"?>
<math xmlns="http://www.w3.org/1998/Math/MathML">
  <semantics>
    <mrow>
      <msub>
        <mi>h</mi>
        <mn>0</mn>
      </msub>
      <mo stretchy="false">=</mo>
      <mn>0</mn>
    </mrow>
    <annotation encoding="StarMath 5.0">h_0 =0</annotation>
  </semantics>
</math>
</file>

<file path=Object 16/content.xml><?xml version="1.0" encoding="utf-8"?>
<math xmlns="http://www.w3.org/1998/Math/MathML">
  <semantics>
    <mrow>
      <msub>
        <mi>t</mi>
        <mi mathvariant="italic">пол</mi>
      </msub>
      <mo stretchy="false">=</mo>
      <mfrac>
        <mrow>
          <mn>2</mn>
          <msub>
            <mi>v</mi>
            <mn>0</mn>
          </msub>
          <mi>sin</mi>
          <mo stretchy="false">α</mo>
        </mrow>
        <mi>g</mi>
      </mfrac>
    </mrow>
    <annotation encoding="StarMath 5.0">t_пол = {2 v_0 sin %ialpha }over{g}</annotation>
  </semantics>
</math>
</file>

<file path=Object 17/content.xml><?xml version="1.0" encoding="utf-8"?>
<math xmlns="http://www.w3.org/1998/Math/MathML">
  <semantics>
    <mrow>
      <msub>
        <mi>t</mi>
        <mi mathvariant="italic">пад</mi>
      </msub>
      <mo stretchy="false">=</mo>
      <mrow>
        <msub>
          <mi>t</mi>
          <mi mathvariant="italic">пол</mi>
        </msub>
        <mo stretchy="false">−</mo>
        <msub>
          <mi>t</mi>
          <mi mathvariant="italic">под</mi>
        </msub>
      </mrow>
    </mrow>
    <annotation encoding="StarMath 5.0">t_пад = t_пол - t_под</annotation>
  </semantics>
</math>
</file>

<file path=Object 18/content.xml><?xml version="1.0" encoding="utf-8"?>
<math xmlns="http://www.w3.org/1998/Math/MathML">
  <semantics>
    <mrow>
      <msub>
        <mi>h</mi>
        <mn>0</mn>
      </msub>
      <mo stretchy="false">=</mo>
      <mn>0</mn>
    </mrow>
    <annotation encoding="StarMath 5.0">h_0 =0</annotation>
  </semantics>
</math>
</file>

<file path=Object 19/content.xml><?xml version="1.0" encoding="utf-8"?>
<math xmlns="http://www.w3.org/1998/Math/MathML">
  <semantics>
    <mrow>
      <msub>
        <mi>t</mi>
        <mi mathvariant="italic">пол</mi>
      </msub>
      <mo stretchy="false">=</mo>
      <mfrac>
        <mrow>
          <mn>2</mn>
          <msub>
            <mi>v</mi>
            <mn>0</mn>
          </msub>
          <mi>sin</mi>
          <mo stretchy="false">α</mo>
        </mrow>
        <mi>g</mi>
      </mfrac>
    </mrow>
    <annotation encoding="StarMath 5.0">t_пол = {2 v_0 sin %ialpha }over{g}</annotation>
  </semantics>
</math>
</file>

<file path=Object 2/content.xml><?xml version="1.0" encoding="utf-8"?>
<math xmlns="http://www.w3.org/1998/Math/MathML">
  <semantics>
    <mi>v</mi>
    <annotation encoding="StarMath 5.0">v</annotation>
  </semantics>
</math>
</file>

<file path=Object 20/content.xml><?xml version="1.0" encoding="utf-8"?>
<math xmlns="http://www.w3.org/1998/Math/MathML">
  <semantics>
    <mrow>
      <mrow>
        <mrow>
          <mi>l</mi>
          <mo stretchy="false">=</mo>
          <mrow>
            <msub>
              <mi>t</mi>
              <mi mathvariant="italic">пол</mi>
            </msub>
            <mo stretchy="false">⋅</mo>
            <msub>
              <mi>v</mi>
              <mi>x</mi>
            </msub>
          </mrow>
        </mrow>
        <mo stretchy="false">=</mo>
        <mfrac>
          <mrow>
            <mn>2</mn>
            <msubsup>
              <mi>v</mi>
              <mn>0</mn>
              <mn>2</mn>
            </msubsup>
            <mi>sin</mi>
            <mo stretchy="false">α</mo>
            <mi>cos</mi>
            <mo stretchy="false">α</mo>
          </mrow>
          <mi>g</mi>
        </mfrac>
      </mrow>
      <mo stretchy="false">=</mo>
      <mfrac>
        <mrow>
          <msubsup>
            <mi>v</mi>
            <mn>0</mn>
            <mn>2</mn>
          </msubsup>
          <mi>sin</mi>
          <mn>2</mn>
          <mo stretchy="false">α</mo>
        </mrow>
        <mi>g</mi>
      </mfrac>
    </mrow>
    <annotation encoding="StarMath 5.0">l = t_пол cdot v_x={2 v^2_0 sin %ialpha cos %ialpha }over{g} = {v^2_0 sin 2 %ialpha  }over{g}</annotation>
  </semantics>
</math>
</file>

<file path=Object 21/content.xml><?xml version="1.0" encoding="utf-8"?>
<math xmlns="http://www.w3.org/1998/Math/MathML">
  <semantics>
    <mrow>
      <mi>y</mi>
      <mrow>
        <mo stretchy="false">(</mo>
        <mi>t</mi>
        <mo stretchy="false">)</mo>
      </mrow>
    </mrow>
    <annotation encoding="StarMath 5.0"> y(t)</annotation>
  </semantics>
</math>
</file>

<file path=Object 22/content.xml><?xml version="1.0" encoding="utf-8"?>
<math xmlns="http://www.w3.org/1998/Math/MathML">
  <semantics>
    <mrow>
      <mover accent="true">
        <msub>
          <mi>a</mi>
          <mo stretchy="false">τ</mo>
        </msub>
        <mo stretchy="false">⃗</mo>
      </mover>
      <mo stretchy="false">∥</mo>
      <mover accent="true">
        <mi>v</mi>
        <mo stretchy="false">⃗</mo>
      </mover>
    </mrow>
    <annotation encoding="StarMath 5.0">vec a_%tau parallel vec v</annotation>
  </semantics>
</math>
</file>

<file path=Object 23/content.xml><?xml version="1.0" encoding="utf-8"?>
<math xmlns="http://www.w3.org/1998/Math/MathML">
  <semantics>
    <mrow>
      <msub>
        <mi>h</mi>
        <mi mathvariant="italic">max</mi>
      </msub>
      <mo stretchy="false">=</mo>
      <mrow>
        <msub>
          <mi>h</mi>
          <mn>0</mn>
        </msub>
        <mo stretchy="false">+</mo>
        <mfrac>
          <mrow>
            <msubsup>
              <mi>v</mi>
              <mn>0</mn>
              <mn>2</mn>
            </msubsup>
            <msup>
              <mi>sin</mi>
              <mn>2</mn>
            </msup>
            <mo stretchy="false">α</mo>
          </mrow>
          <mrow>
            <mn>2</mn>
            <mi>g</mi>
          </mrow>
        </mfrac>
      </mrow>
    </mrow>
    <annotation encoding="StarMath 5.0">h_max = h_0+ {v_0 ^2 sin ^2 %ialpha}over{2 g}</annotation>
  </semantics>
</math>
</file>

<file path=Object 25/content.xml><?xml version="1.0" encoding="utf-8"?>
<math xmlns="http://www.w3.org/1998/Math/MathML">
  <semantics>
    <mstyle mathsize="10pt">
      <mrow>
        <mrow>
          <mo stretchy="false">Δ</mo>
          <mrow>
            <msub>
              <mi mathvariant="italic">AOA</mi>
              <mn>1</mn>
            </msub>
            <mo stretchy="false">∼</mo>
            <mo stretchy="false">Δ</mo>
          </mrow>
          <msub>
            <mi mathvariant="italic">BCA</mi>
            <mn>1</mn>
          </msub>
          <mtable>
            <mtr>
              <mtd>
                <mrow>
                  <mi/>
                  <mrow>
                    <mi mathvariant="italic">BC</mi>
                    <mo stretchy="false">=</mo>
                    <msub>
                      <mi mathvariant="italic">CA</mi>
                      <mn>1</mn>
                    </msub>
                  </mrow>
                  <mi>;</mi>
                  <mrow>
                    <mi mathvariant="italic">OA</mi>
                    <mo stretchy="false">=</mo>
                    <msub>
                      <mi mathvariant="italic">OA</mi>
                      <mn>1</mn>
                    </msub>
                  </mrow>
                  <mi>;</mi>
                </mrow>
              </mtd>
            </mtr>
            <mtr>
              <mtd>
                <mrow>
                  <mi/>
                  <mtable>
                    <mtr>
                      <mtd>
                        <mrow>
                          <mo stretchy="false">∢</mo>
                          <msub>
                            <mi mathvariant="italic">BA</mi>
                            <mn>1</mn>
                          </msub>
                          <mrow>
                            <mi>C</mi>
                            <mo stretchy="false">=</mo>
                            <mo stretchy="false">∢</mo>
                          </mrow>
                          <msub>
                            <mi mathvariant="italic">AA</mi>
                            <mn>1</mn>
                          </msub>
                          <mi>O</mi>
                        </mrow>
                      </mtd>
                    </mtr>
                    <mtr>
                      <mtd>
                        <mrow>
                          <mo stretchy="false">(</mo>
                          <mrow>
                            <mrow>
                              <msub>
                                <mi mathvariant="italic">AA</mi>
                                <mn>1</mn>
                              </msub>
                              <mo stretchy="false">⊥</mo>
                              <msub>
                                <mi mathvariant="italic">BA</mi>
                                <mn>1</mn>
                              </msub>
                            </mrow>
                            <mi/>
                            <mi>и</mi>
                            <mi/>
                            <mrow>
                              <msub>
                                <mi mathvariant="italic">OA</mi>
                                <mn>1</mn>
                              </msub>
                              <mo stretchy="false">⊥</mo>
                              <msub>
                                <mi mathvariant="italic">CA</mi>
                                <mn>1</mn>
                              </msub>
                            </mrow>
                          </mrow>
                          <mo stretchy="false">)</mo>
                        </mrow>
                      </mtd>
                    </mtr>
                  </mtable>
                </mrow>
              </mtd>
            </mtr>
          </mtable>
        </mrow>
      </mrow>
    </mstyle>
    <annotation encoding="StarMath 5.0">alignl size 10 {  %DELTA AOA_1   sim   %DELTA BCA_1   binom{~~~~BC=CA_1; OA=OA_1;}{~~~~binom{%angle BA_1 C = %angle AA_1 O }{   ( AA_1  ortho BA_1 `и `OA_1  ortho CA_1)}}} 
   </annotation>
  </semantics>
</math>
</file>

<file path=Object 26/content.xml><?xml version="1.0" encoding="utf-8"?>
<math xmlns="http://www.w3.org/1998/Math/MathML">
  <semantics>
    <mrow>
      <mo stretchy="false">Δ</mo>
      <mi>t</mi>
      <mo stretchy="false">→</mo>
      <mn>0</mn>
      <mi/>
      <mo stretchy="false">⇒</mo>
      <mi/>
      <mo stretchy="false">α</mo>
      <mo stretchy="false">→</mo>
      <mn>0</mn>
      <mi/>
      <mo stretchy="false">⇒</mo>
      <mi/>
      <mrow>
        <mrow>
          <mo stretchy="false">β</mo>
          <mo stretchy="false">=</mo>
          <mrow>
            <munder>
              <mi>lim</mi>
              <mrow>
                <mo stretchy="false">Δ</mo>
                <mi>t</mi>
                <mo stretchy="false">→</mo>
                <mn>0</mn>
              </mrow>
            </munder>
            <mfrac>
              <mrow>
                <msup>
                  <mn>180</mn>
                  <mn>0</mn>
                </msup>
                <mo stretchy="false">−</mo>
                <mo stretchy="false">α</mo>
              </mrow>
              <mn>2</mn>
            </mfrac>
          </mrow>
        </mrow>
        <mo stretchy="false">=</mo>
        <msup>
          <mn>90</mn>
          <mn>0</mn>
        </msup>
      </mrow>
    </mrow>
    <annotation encoding="StarMath 5.0">%DELTA t rightarrow 0 ` drarrow `%ialpha rightarrow 0 ` drarrow ` %ibeta = lim  csub{%DELTA t rightarrow 0} {{180^0 - %ialpha}over{2}} = 90^0 </annotation>
  </semantics>
</math>
</file>

<file path=Object 27/content.xml><?xml version="1.0" encoding="utf-8"?>
<math xmlns="http://www.w3.org/1998/Math/MathML">
  <semantics>
    <mover accent="true">
      <mi>a</mi>
      <mo stretchy="false">⃗</mo>
    </mover>
    <annotation encoding="StarMath 5.0"> vec a</annotation>
  </semantics>
</math>
</file>

<file path=Object 28/content.xml><?xml version="1.0" encoding="utf-8"?>
<math xmlns="http://www.w3.org/1998/Math/MathML">
  <semantics>
    <mi>t</mi>
    <annotation encoding="StarMath 5.0"> t </annotation>
  </semantics>
</math>
</file>

<file path=Object 29/content.xml><?xml version="1.0" encoding="utf-8"?>
<math xmlns="http://www.w3.org/1998/Math/MathML">
  <semantics>
    <mover accent="true">
      <msub>
        <mi>v</mi>
        <mn>1</mn>
      </msub>
      <mo stretchy="false">⃗</mo>
    </mover>
    <annotation encoding="StarMath 5.0"> vec v_1 </annotation>
  </semantics>
</math>
</file>

<file path=Object 3/content.xml><?xml version="1.0" encoding="utf-8"?>
<math xmlns="http://www.w3.org/1998/Math/MathML">
  <semantics>
    <mo stretchy="false">α</mo>
    <annotation encoding="StarMath 5.0">%ialpha</annotation>
  </semantics>
</math>
</file>

<file path=Object 30/content.xml><?xml version="1.0" encoding="utf-8"?>
<math xmlns="http://www.w3.org/1998/Math/MathML">
  <semantics>
    <mrow>
      <mo stretchy="false">Δ</mo>
      <mi>t</mi>
    </mrow>
    <annotation encoding="StarMath 5.0"> %DELTA t </annotation>
  </semantics>
</math>
</file>

<file path=Object 31/content.xml><?xml version="1.0" encoding="utf-8"?>
<math xmlns="http://www.w3.org/1998/Math/MathML">
  <semantics>
    <mover accent="true">
      <msub>
        <mi>v</mi>
        <mn>2</mn>
      </msub>
      <mo stretchy="false">⃗</mo>
    </mover>
    <annotation encoding="StarMath 5.0"> vec v_2</annotation>
  </semantics>
</math>
</file>

<file path=Object 32/content.xml><?xml version="1.0" encoding="utf-8"?>
<math xmlns="http://www.w3.org/1998/Math/MathML">
  <semantics>
    <mrow>
      <mo stretchy="false">Δ</mo>
      <mrow>
        <mover accent="true">
          <mi>v</mi>
          <mo stretchy="false">⃗</mo>
        </mover>
        <mo stretchy="false">=</mo>
        <mo stretchy="false">Δ</mo>
      </mrow>
      <mrow>
        <mover accent="true">
          <msub>
            <mi>v</mi>
            <mo stretchy="false">τ</mo>
          </msub>
          <mo stretchy="false">⃗</mo>
        </mover>
        <mo stretchy="false">+</mo>
        <mo stretchy="false">Δ</mo>
      </mrow>
      <mover accent="true">
        <msub>
          <mi>v</mi>
          <mi>n</mi>
        </msub>
        <mo stretchy="false">⃗</mo>
      </mover>
    </mrow>
    <annotation encoding="StarMath 5.0">%DELTA vec v=%DELTA vec v_%itau+%DELTA vec v_n</annotation>
  </semantics>
</math>
</file>

<file path=Object 33/content.xml><?xml version="1.0" encoding="utf-8"?>
<math xmlns="http://www.w3.org/1998/Math/MathML">
  <semantics>
    <mrow>
      <mo stretchy="false">Δ</mo>
      <mover accent="true">
        <mi>v</mi>
        <mo stretchy="false">⃗</mo>
      </mover>
    </mrow>
    <annotation encoding="StarMath 5.0"> %DELTA vec v</annotation>
  </semantics>
</math>
</file>

<file path=Object 34/content.xml><?xml version="1.0" encoding="utf-8"?>
<math xmlns="http://www.w3.org/1998/Math/MathML">
  <semantics>
    <mrow>
      <mo stretchy="false">Δ</mo>
      <mover accent="true">
        <msub>
          <mi>v</mi>
          <mi>n</mi>
        </msub>
        <mo stretchy="false">⃗</mo>
      </mover>
    </mrow>
    <annotation encoding="StarMath 5.0">%DELTA vec v_n</annotation>
  </semantics>
</math>
</file>

<file path=Object 35/content.xml><?xml version="1.0" encoding="utf-8"?>
<math xmlns="http://www.w3.org/1998/Math/MathML">
  <semantics>
    <mrow>
      <mo stretchy="false">Δ</mo>
      <mover accent="true">
        <mi>v</mi>
        <mo stretchy="false">⃗</mo>
      </mover>
    </mrow>
    <annotation encoding="StarMath 5.0"> %DELTA vec v</annotation>
  </semantics>
</math>
</file>

<file path=Object 36/content.xml><?xml version="1.0" encoding="utf-8"?>
<math xmlns="http://www.w3.org/1998/Math/MathML">
  <semantics>
    <mrow>
      <mo stretchy="false">Δ</mo>
      <mover accent="true">
        <msub>
          <mi>v</mi>
          <mo stretchy="false">τ</mo>
        </msub>
        <mo stretchy="false">⃗</mo>
      </mover>
    </mrow>
    <annotation encoding="StarMath 5.0">%DELTA vec v_%itau</annotation>
  </semantics>
</math>
</file>

<file path=Object 37/content.xml><?xml version="1.0" encoding="utf-8"?>
<math xmlns="http://www.w3.org/1998/Math/MathML">
  <semantics>
    <mover accent="true">
      <msub>
        <mi>v</mi>
        <mi mathvariant="italic">n.</mi>
      </msub>
      <mo stretchy="false">⃗</mo>
    </mover>
    <annotation encoding="StarMath 5.0"> vec v_n.</annotation>
  </semantics>
</math>
</file>

<file path=Object 38/content.xml><?xml version="1.0" encoding="utf-8"?>
<math xmlns="http://www.w3.org/1998/Math/MathML">
  <semantics>
    <mover accent="true">
      <msub>
        <mi>v</mi>
        <mo stretchy="false">τ</mo>
      </msub>
      <mo stretchy="false">⃗</mo>
    </mover>
    <annotation encoding="StarMath 5.0"> vec v_%itau </annotation>
  </semantics>
</math>
</file>

<file path=Object 39/content.xml><?xml version="1.0" encoding="utf-8"?>
<math xmlns="http://www.w3.org/1998/Math/MathML">
  <semantics>
    <mrow>
      <mo stretchy="false">Δ</mo>
      <mover accent="true">
        <mi>v</mi>
        <mo stretchy="false">⃗</mo>
      </mover>
    </mrow>
    <annotation encoding="StarMath 5.0"> %DELTA vec v </annotation>
  </semantics>
</math>
</file>

<file path=Object 4/content.xml><?xml version="1.0" encoding="utf-8"?>
<math xmlns="http://www.w3.org/1998/Math/MathML">
  <semantics>
    <mover accent="true">
      <mi>g</mi>
      <mo stretchy="false">⃗</mo>
    </mover>
    <annotation encoding="StarMath 5.0">vec g</annotation>
  </semantics>
</math>
</file>

<file path=Object 40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1/content.xml><?xml version="1.0" encoding="utf-8"?>
<math xmlns="http://www.w3.org/1998/Math/MathML">
  <semantics>
    <mrow>
      <mo stretchy="false">Δ</mo>
      <mi>t</mi>
      <mo stretchy="false">→</mo>
      <mn>0</mn>
    </mrow>
    <annotation encoding="StarMath 5.0">%DELTA t rightarrow  0</annotation>
  </semantics>
</math>
</file>

<file path=Object 42/content.xml><?xml version="1.0" encoding="utf-8"?>
<math xmlns="http://www.w3.org/1998/Math/MathML">
  <semantics>
    <mrow>
      <mrow>
        <munder>
          <mi>lim</mi>
          <mrow>
            <mo stretchy="false">Δ</mo>
            <mi>t</mi>
            <mo stretchy="false">→</mo>
            <mn>0</mn>
          </mrow>
        </munder>
        <mfrac>
          <mrow>
            <mo stretchy="false">Δ</mo>
            <mover accent="true">
              <mi>v</mi>
              <mo stretchy="false">⃗</mo>
            </mover>
          </mrow>
          <mrow>
            <mo stretchy="false">Δ</mo>
            <mi>t</mi>
          </mrow>
        </mfrac>
      </mrow>
      <mo stretchy="false">=</mo>
      <mrow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ver accent="true">
                <msub>
                  <mi>v</mi>
                  <mo stretchy="false">τ</mo>
                </msub>
                <mo stretchy="false">⃗</mo>
              </mover>
            </mrow>
            <mrow>
              <mo stretchy="false">Δ</mo>
              <mi>t</mi>
            </mrow>
          </mfrac>
        </mrow>
        <mo stretchy="false">+</mo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ver accent="true">
                <msub>
                  <mi>v</mi>
                  <mi>n</mi>
                </msub>
                <mo stretchy="false">⃗</mo>
              </mover>
            </mrow>
            <mrow>
              <mo stretchy="false">Δ</mo>
              <mi>t</mi>
            </mrow>
          </mfrac>
        </mrow>
      </mrow>
    </mrow>
    <annotation encoding="StarMath 5.0">lim  csub{{%DELTA t rightarrow 0}} {{%DELTA vec v}over{%DELTA t}}=lim  csub{{%DELTA t rightarrow 0}}{{%DELTA vec v_%itau}over{%DELTA t}}+lim  csub{{%DELTA t rightarrow 0}}{{%DELTA vec v_n}over{%DELTA t}}</annotation>
  </semantics>
</math>
</file>

<file path=Object 43/content.xml><?xml version="1.0" encoding="utf-8"?>
<math xmlns="http://www.w3.org/1998/Math/MathML">
  <semantics>
    <mrow>
      <mover accent="true">
        <mi>a</mi>
        <mo stretchy="false">⃗</mo>
      </mover>
      <mo stretchy="false">=</mo>
      <mrow>
        <mover accent="true">
          <msub>
            <mi>a</mi>
            <mo stretchy="false">τ</mo>
          </msub>
          <mo stretchy="false">⃗</mo>
        </mover>
        <mo stretchy="false">+</mo>
        <mover accent="true">
          <msub>
            <mi>a</mi>
            <mi>n</mi>
          </msub>
          <mo stretchy="false">⃗</mo>
        </mover>
      </mrow>
    </mrow>
    <annotation encoding="StarMath 5.0">vec a= vec a_%itau+vec a_n</annotation>
  </semantics>
</math>
</file>

<file path=Object 44/content.xml><?xml version="1.0" encoding="utf-8"?>
<math xmlns="http://www.w3.org/1998/Math/MathML">
  <semantics>
    <mrow>
      <mrow>
        <mover accent="true">
          <msub>
            <mi>a</mi>
            <mo stretchy="false">τ</mo>
          </msub>
          <mo stretchy="false">⃗</mo>
        </mover>
        <mo stretchy="false">∥</mo>
        <mover accent="true">
          <mi>v</mi>
          <mo stretchy="false">⃗</mo>
        </mover>
      </mrow>
      <mi/>
      <mrow>
        <mover accent="true">
          <msub>
            <mi>a</mi>
            <mi>n</mi>
          </msub>
          <mo stretchy="false">⃗</mo>
        </mover>
        <mo stretchy="false">⊥</mo>
        <mover accent="true">
          <mi>v</mi>
          <mo stretchy="false">⃗</mo>
        </mover>
      </mrow>
    </mrow>
    <annotation encoding="StarMath 5.0">vec a_%itau  parallel  vec v  ~~vec a_n  ortho vec v </annotation>
  </semantics>
</math>
</file>

<file path=Object 45/content.xml><?xml version="1.0" encoding="utf-8"?>
<math xmlns="http://www.w3.org/1998/Math/MathML">
  <semantics>
    <mi>r</mi>
    <annotation encoding="StarMath 5.0">r</annotation>
  </semantics>
</math>
</file>

<file path=Object 46/content.xml><?xml version="1.0" encoding="utf-8"?>
<math xmlns="http://www.w3.org/1998/Math/MathML">
  <semantics>
    <mrow>
      <msub>
        <mi>a</mi>
        <mi>n</mi>
      </msub>
      <mo stretchy="false">=</mo>
      <mfrac>
        <msup>
          <mi>v</mi>
          <mn>2</mn>
        </msup>
        <mi>r</mi>
      </mfrac>
    </mrow>
    <annotation encoding="StarMath 5.0">a_n = v^2 over r</annotation>
  </semantics>
</math>
</file>

<file path=Object 48/content.xml><?xml version="1.0" encoding="utf-8"?>
<math xmlns="http://www.w3.org/1998/Math/MathML">
  <semantics>
    <mrow>
      <mi>a</mi>
      <mo stretchy="false">=</mo>
      <msqrt>
        <mrow>
          <msubsup>
            <mi>a</mi>
            <mo stretchy="false">τ</mo>
            <mn>2</mn>
          </msubsup>
          <mo stretchy="false">+</mo>
          <msubsup>
            <mi>a</mi>
            <mi>n</mi>
            <mn>2</mn>
          </msubsup>
        </mrow>
      </msqrt>
    </mrow>
    <annotation encoding="StarMath 5.0">a=sqrt{a_%itau ^2 +a_n ^2}</annotation>
  </semantics>
</math>
</file>

<file path=Object 49/content.xml><?xml version="1.0" encoding="utf-8"?>
<math xmlns="http://www.w3.org/1998/Math/MathML">
  <semantics>
    <mrow>
      <msub>
        <mi>a</mi>
        <mi>n</mi>
      </msub>
      <mo stretchy="false">=</mo>
      <mn>0</mn>
    </mrow>
    <annotation encoding="StarMath 5.0">a_n =0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v</mi>
                <mn>0x</mn>
              </msub>
              <mo stretchy="false">=</mo>
              <msub>
                <mi>v</mi>
                <mn>0</mn>
              </msub>
            </mrow>
            <mi>cos</mi>
            <mo stretchy="false">α</mo>
          </mrow>
        </mtd>
      </mtr>
      <mtr>
        <mtd>
          <mrow>
            <mrow>
              <msub>
                <mi>v</mi>
                <mn>0y</mn>
              </msub>
              <mo stretchy="false">=</mo>
              <msub>
                <mi>v</mi>
                <mn>0</mn>
              </msub>
            </mrow>
            <mi>sin</mi>
            <mo stretchy="false">α</mo>
          </mrow>
        </mtd>
      </mtr>
      <mtr>
        <mtd>
          <mrow>
            <msub>
              <mi>a</mi>
              <mi>x</mi>
            </msub>
            <mo stretchy="false">=</mo>
            <mn>0</mn>
          </mrow>
        </mtd>
      </mtr>
      <mtr>
        <mtd>
          <mrow>
            <msub>
              <mi>a</mi>
              <mi>y</mi>
            </msub>
            <mo stretchy="false">=</mo>
            <mrow>
              <mo stretchy="false">−</mo>
              <mi>g</mi>
            </mrow>
          </mrow>
        </mtd>
      </mtr>
    </mtable>
    <annotation encoding="StarMath 5.0">
alignl v_0x = v_0 cos %ialpha newline
alignl v_0y = v_0 sin %ialpha newline
alignl  a_x =0 newline
alignl a_y = -g</annotation>
  </semantics>
</math>
</file>

<file path=Object 50/content.xml><?xml version="1.0" encoding="utf-8"?>
<math xmlns="http://www.w3.org/1998/Math/MathML">
  <semantics>
    <mrow>
      <mi>r</mi>
      <mo stretchy="false">→</mo>
      <mo stretchy="false">∞</mo>
    </mrow>
    <annotation encoding="StarMath 5.0">r  toward infinity  </annotation>
  </semantics>
</math>
</file>

<file path=Object 51/content.xml><?xml version="1.0" encoding="utf-8"?>
<math xmlns="http://www.w3.org/1998/Math/MathML">
  <semantics>
    <mrow>
      <mrow>
        <mrow>
          <msub>
            <mi>a</mi>
            <mi>n</mi>
          </msub>
          <mo stretchy="false">=</mo>
          <msub>
            <mi>a</mi>
            <mo stretchy="false">τ</mo>
          </msub>
        </mrow>
        <mo stretchy="false">=</mo>
        <mn>0</mn>
      </mrow>
      <mi>,</mi>
      <mrow>
        <mi>v</mi>
        <mo stretchy="false">≠</mo>
        <mn>0</mn>
      </mrow>
    </mrow>
    <annotation encoding="StarMath 5.0">a_n =a_%itau=0 , v&lt;&gt;0</annotation>
  </semantics>
</math>
</file>

<file path=Object 52/content.xml><?xml version="1.0" encoding="utf-8"?>
<math xmlns="http://www.w3.org/1998/Math/MathML">
  <semantics>
    <mrow>
      <msub>
        <mi>a</mi>
        <mi>n</mi>
      </msub>
      <mo stretchy="false">≠</mo>
      <mn>0</mn>
    </mrow>
    <annotation encoding="StarMath 5.0">a_n &lt;&gt;0</annotation>
  </semantics>
</math>
</file>

<file path=Object 53/content.xml><?xml version="1.0" encoding="utf-8"?>
<math xmlns="http://www.w3.org/1998/Math/MathML">
  <semantics>
    <mrow>
      <mrow>
        <msub>
          <mi>a</mi>
          <mi>n</mi>
        </msub>
        <mo stretchy="false">≠</mo>
        <mn>0,</mn>
      </mrow>
      <mi/>
      <mrow>
        <msub>
          <mi>a</mi>
          <mo stretchy="false">τ</mo>
        </msub>
        <mo stretchy="false">=</mo>
        <mn>0</mn>
      </mrow>
    </mrow>
    <annotation encoding="StarMath 5.0">a_n &lt;&gt;0,` a_%itau=0 </annotation>
  </semantics>
</math>
</file>

<file path=Object 54/content.xml><?xml version="1.0" encoding="utf-8"?>
<math xmlns="http://www.w3.org/1998/Math/MathML">
  <semantics>
    <mrow>
      <mrow>
        <msub>
          <mi>a</mi>
          <mi>n</mi>
        </msub>
        <mo stretchy="false">=</mo>
        <mi mathvariant="italic">const</mi>
      </mrow>
      <mi>,</mi>
      <mi/>
      <mrow>
        <msub>
          <mi>a</mi>
          <mo stretchy="false">τ</mo>
        </msub>
        <mo stretchy="false">=</mo>
        <mn>0</mn>
      </mrow>
    </mrow>
    <annotation encoding="StarMath 5.0">a_n =const,` a_%itau=0 </annotation>
  </semantics>
</math>
</file>

<file path=Object 55/content.xml><?xml version="1.0" encoding="utf-8"?>
<math xmlns="http://www.w3.org/1998/Math/MathML">
  <semantics>
    <mrow>
      <mrow>
        <msub>
          <mi>a</mi>
          <mi>n</mi>
        </msub>
        <mo stretchy="false">≠</mo>
        <mn>0,</mn>
      </mrow>
      <mi/>
      <mrow>
        <msub>
          <mi>a</mi>
          <mo stretchy="false">τ</mo>
        </msub>
        <mo stretchy="false">≠</mo>
        <mn>0</mn>
      </mrow>
    </mrow>
    <annotation encoding="StarMath 5.0">a_n &lt;&gt;0,`a_%itau&lt;&gt;0 </annotation>
  </semantics>
</math>
</file>

<file path=Object 57/content.xml><?xml version="1.0" encoding="utf-8"?>
<math xmlns="http://www.w3.org/1998/Math/MathML">
  <semantics>
    <mtable>
      <mtr>
        <mtd>
          <mstyle mathvariant="bold">
            <mrow>
              <mrow>
                <mover accent="true">
                  <mi>r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+</mo>
                    <mover accent="true">
                      <msub>
                        <mi>v</mi>
                        <mn>0</mn>
                      </msub>
                      <mo stretchy="false">⃗</mo>
                    </mover>
                  </mrow>
                </mrow>
                <mrow>
                  <mi>t</mi>
                  <mo stretchy="false">+</mo>
                  <mfrac>
                    <mrow>
                      <mover accent="true">
                        <mi>a</mi>
                        <mo stretchy="false">⃗</mo>
                      </mover>
                      <msup>
                        <mi>t</mi>
                        <mn>2</mn>
                      </msup>
                    </mrow>
                    <mn>2</mn>
                  </mfrac>
                </mrow>
              </mrow>
            </mrow>
          </mstyle>
        </mtd>
      </mtr>
      <mtr>
        <mtd>
          <mstyle mathvariant="bold">
            <mrow>
              <mrow>
                <mover accent="true">
                  <mi>v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v</mi>
                        <mn>0</mn>
                      </msub>
                      <mo stretchy="false">⃗</mo>
                    </mover>
                    <mo stretchy="false">+</mo>
                    <mover accent="true">
                      <mi>a</mi>
                      <mo stretchy="false">⃗</mo>
                    </mover>
                  </mrow>
                </mrow>
                <mi>t</mi>
              </mrow>
            </mrow>
          </mstyle>
        </mtd>
      </mtr>
    </mtable>
    <annotation encoding="StarMath 5.0">{bold { {vec r(t)=vec r_0 + vec v_0 t +{vec a t^2}over 2} }    } newline
alignl bold {{vec v(t)=vec v_0 +vec a t}}</annotation>
  </semantics>
</math>
</file>

<file path=Object 58/content.xml><?xml version="1.0" encoding="utf-8"?>
<math xmlns="http://www.w3.org/1998/Math/MathML">
  <semantics>
    <mtable>
      <mtr>
        <mtd>
          <mrow>
            <msub>
              <mi>t</mi>
              <mn>0</mn>
            </msub>
            <mo stretchy="false">=</mo>
            <mn>0</mn>
          </mrow>
        </mtd>
      </mtr>
      <mtr>
        <mtd>
          <mrow>
            <msub>
              <mi>x</mi>
              <mn>0</mn>
            </msub>
            <mo stretchy="false">=</mo>
            <mn>0</mn>
          </mrow>
        </mtd>
      </mtr>
      <mtr>
        <mtd>
          <mrow>
            <msub>
              <mi>y</mi>
              <mn>0</mn>
            </msub>
            <mo stretchy="false">=</mo>
            <msub>
              <mi>h</mi>
              <mn>0</mn>
            </msub>
          </mrow>
        </mtd>
      </mtr>
    </mtable>
    <annotation encoding="StarMath 5.0">alignl  t_0 = 0 newline
alignl x_0 = 0 newline
alignl y_0 = h _0</annotation>
  </semantics>
</math>
</file>

<file path=Object 59/content.xml><?xml version="1.0" encoding="utf-8"?>
<math xmlns="http://www.w3.org/1998/Math/MathML">
  <semantics>
    <mrow>
      <mover accent="true">
        <msub>
          <mi>a</mi>
          <mi>n</mi>
        </msub>
        <mo stretchy="false">⃗</mo>
      </mover>
      <mo stretchy="false">⊥</mo>
      <mover accent="true">
        <mi>v</mi>
        <mo stretchy="false">⃗</mo>
      </mover>
    </mrow>
    <annotation encoding="StarMath 5.0">vec a_n ortho vec v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x</mi>
            </msub>
            <mrow>
              <mrow>
                <mo stretchy="false">(</mo>
                <mi>t</mi>
                <mo stretchy="false">)</mo>
              </mrow>
              <mo stretchy="false">=</mo>
              <msub>
                <mi>v</mi>
                <mn>0</mn>
              </msub>
            </mrow>
            <mi>cos</mi>
            <mo stretchy="false">α</mo>
          </mrow>
        </mtd>
      </mtr>
      <mtr>
        <mtd>
          <mrow>
            <msub>
              <mi>v</mi>
              <mi>y</mi>
            </msub>
            <mrow>
              <mrow>
                <mo stretchy="false">(</mo>
                <mi>t</mi>
                <mo stretchy="false">)</mo>
              </mrow>
              <mo stretchy="false">=</mo>
              <msub>
                <mi>v</mi>
                <mn>0</mn>
              </msub>
            </mrow>
            <mi>sin</mi>
            <mrow>
              <mo stretchy="false">α</mo>
              <mo stretchy="false">−</mo>
              <mi>g</mi>
            </mrow>
            <mi>t</mi>
          </mrow>
        </mtd>
      </mtr>
      <mtr>
        <mtd/>
      </mtr>
      <mtr>
        <mtd>
          <mrow>
            <mi>x</mi>
            <mrow>
              <mrow>
                <mo stretchy="false">(</mo>
                <mi>t</mi>
                <mo stretchy="false">)</mo>
              </mrow>
              <mo stretchy="false">=</mo>
              <msub>
                <mi>v</mi>
                <mn>0</mn>
              </msub>
            </mrow>
            <mrow>
              <mo stretchy="false">(</mo>
              <mrow>
                <mi>cos</mi>
                <mo stretchy="false">α</mo>
              </mrow>
              <mo stretchy="false">)</mo>
            </mrow>
            <mi>t</mi>
          </mrow>
        </mtd>
      </mtr>
      <mtr>
        <mtd>
          <mrow>
            <mi>y</mi>
            <mrow>
              <mrow>
                <mo stretchy="false">(</mo>
                <mi>t</mi>
                <mo stretchy="false">)</mo>
              </mrow>
              <mo stretchy="false">=</mo>
              <mrow>
                <mi>h</mi>
                <mo stretchy="false">+</mo>
                <msub>
                  <mi>v</mi>
                  <mn>0</mn>
                </msub>
              </mrow>
            </mrow>
            <mrow>
              <mo stretchy="false">(</mo>
              <mrow>
                <mi>sin</mi>
                <mo stretchy="false">α</mo>
              </mrow>
              <mo stretchy="false">)</mo>
            </mrow>
            <mrow>
              <mi>t</mi>
              <mo stretchy="false">−</mo>
              <mfrac>
                <mrow>
                  <mi>g</mi>
                  <msup>
                    <mi>t</mi>
                    <mn>2</mn>
                  </msup>
                </mrow>
                <mn>2</mn>
              </mfrac>
            </mrow>
          </mrow>
        </mtd>
      </mtr>
    </mtable>
    <annotation encoding="StarMath 5.0">alignl  v_x(t)=v_0 cos %ialpha newline
alignl v_y (t) =v_0 sin %ialpha - g t newline newline
alignl  x(t)=v_0 (cos %ialpha) t newline
alignl y(t)=h + v_0 (sin %ialpha) t - {g t^2} over {alignc  2}   </annotation>
  </semantics>
</math>
</file>

<file path=Object 60/content.xml><?xml version="1.0" encoding="utf-8"?>
<math xmlns="http://www.w3.org/1998/Math/MathML">
  <semantics>
    <mrow>
      <mo stretchy="false">Δ</mo>
      <mrow>
        <mover accent="true">
          <mi>r</mi>
          <mo stretchy="false">⃗</mo>
        </mover>
        <mo stretchy="false">=</mo>
        <mover accent="true">
          <msub>
            <mi>r</mi>
            <mn>1</mn>
          </msub>
          <mo stretchy="false">⃗</mo>
        </mover>
      </mrow>
      <mi>–</mi>
      <mover accent="true">
        <mi>r</mi>
        <mo stretchy="false">⃗</mo>
      </mover>
    </mrow>
    <annotation encoding="StarMath 5.0"> %DELTA vec r = vec r_1 – vec r</annotation>
  </semantics>
</math>
</file>

<file path=Object 61/content.xml><?xml version="1.0" encoding="utf-8"?>
<math xmlns="http://www.w3.org/1998/Math/MathML">
  <semantics>
    <mrow>
      <mo stretchy="false">Δ</mo>
      <mi>t</mi>
    </mrow>
    <annotation encoding="StarMath 5.0"> %DELTA t </annotation>
  </semantics>
</math>
</file>

<file path=Object 62/content.xml><?xml version="1.0" encoding="utf-8"?>
<math xmlns="http://www.w3.org/1998/Math/MathML">
  <semantics>
    <mtable>
      <mtr>
        <mtd>
          <mstyle mathsize="10pt">
            <mrow>
              <mrow>
                <mfrac>
                  <mfenced open="∣" close="∣">
                    <mrow>
                      <mo stretchy="false">Δ</mo>
                      <mover accent="true">
                        <mi>v</mi>
                        <mo stretchy="false">⃗</mo>
                      </mover>
                    </mrow>
                  </mfenced>
                  <mi>v</mi>
                </mfrac>
                <mo stretchy="false">=</mo>
                <mfrac>
                  <mfenced open="∣" close="∣">
                    <mrow>
                      <mo stretchy="false">Δ</mo>
                      <mover accent="true">
                        <mi>r</mi>
                        <mo stretchy="false">⃗</mo>
                      </mover>
                    </mrow>
                  </mfenced>
                  <mi>r</mi>
                </mfrac>
              </mrow>
            </mrow>
          </mstyle>
        </mtd>
      </mtr>
      <mtr>
        <mtd>
          <mstyle mathsize="11pt">
            <mrow>
              <mrow>
                <mfrac>
                  <mn>1</mn>
                  <mi>v</mi>
                </mfrac>
                <mrow>
                  <mrow>
                    <munder>
                      <mi>lim</mi>
                      <mrow>
                        <mo stretchy="false">Δ</mo>
                        <mi>t</mi>
                        <mo stretchy="false">→</mo>
                        <mn>0</mn>
                      </mrow>
                    </munder>
                    <mfrac>
                      <mfenced open="∣" close="∣">
                        <mrow>
                          <mo stretchy="false">Δ</mo>
                          <mover accent="true">
                            <mi>v</mi>
                            <mo stretchy="false">⃗</mo>
                          </mover>
                        </mrow>
                      </mfenced>
                      <mrow>
                        <mo stretchy="false">Δ</mo>
                        <mi>t</mi>
                      </mrow>
                    </mfrac>
                  </mrow>
                  <mo stretchy="false">=</mo>
                  <mfrac>
                    <mn>1</mn>
                    <mi>r</mi>
                  </mfrac>
                </mrow>
                <mrow>
                  <munder>
                    <mi>lim</mi>
                    <mrow>
                      <mo stretchy="false">Δ</mo>
                      <mi>t</mi>
                      <mo stretchy="false">→</mo>
                      <mn>0</mn>
                    </mrow>
                  </munder>
                  <mfrac>
                    <mfenced open="∣" close="∣">
                      <mrow>
                        <mo stretchy="false">Δ</mo>
                        <mover accent="true">
                          <mi>r</mi>
                          <mo stretchy="false">⃗</mo>
                        </mover>
                      </mrow>
                    </mfenced>
                    <mrow>
                      <mo stretchy="false">Δ</mo>
                      <mi>t</mi>
                    </mrow>
                  </mfrac>
                </mrow>
              </mrow>
            </mrow>
          </mstyle>
        </mtd>
      </mtr>
      <mtr>
        <mtd>
          <mstyle mathsize="10pt">
            <mrow>
              <mrow>
                <mfrac>
                  <mn>1</mn>
                  <mi>v</mi>
                </mfrac>
                <mrow>
                  <mi>a</mi>
                  <mo stretchy="false">=</mo>
                  <mfrac>
                    <mn>1</mn>
                    <mi>r</mi>
                  </mfrac>
                </mrow>
                <mi>v</mi>
              </mrow>
            </mrow>
          </mstyle>
        </mtd>
      </mtr>
      <mtr>
        <mtd>
          <mstyle mathsize="10pt">
            <mrow>
              <mrow>
                <mi>a</mi>
                <mo stretchy="false">=</mo>
                <mfrac>
                  <msup>
                    <mi>v</mi>
                    <mn>2</mn>
                  </msup>
                  <mi>r</mi>
                </mfrac>
              </mrow>
            </mrow>
          </mstyle>
        </mtd>
      </mtr>
    </mtable>
    <annotation encoding="StarMath 5.0">size 10{abs{%DELTA vec v}over{v}={abs{%DELTA vec r}}over{r}}newline
 size 11 {1 over v lim csub{%DELTA t rightarrow 0} {{abs{%DELTA vec v}}over{%DELTA t} }=1 over r lim csub{%DELTA t rightarrow 0} {{abs{%DELTA vec r}}over{%DELTA t} }} newline
size 10 {1 over v a = 1 over r v} newline
size 10 {a= v^2 over r}

</annotation>
  </semantics>
</math>
</file>

<file path=Object 7/content.xml><?xml version="1.0" encoding="utf-8"?>
<math xmlns="http://www.w3.org/1998/Math/MathML">
  <semantics>
    <mrow>
      <mi>t</mi>
      <mo stretchy="false">=</mo>
      <mfrac>
        <mi>x</mi>
        <mrow>
          <msub>
            <mi>v</mi>
            <mn>0</mn>
          </msub>
          <mi>cos</mi>
          <mo stretchy="false">α</mo>
        </mrow>
      </mfrac>
    </mrow>
    <annotation encoding="StarMath 5.0">t= {x}over{v_0 cos %ialpha}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i>x</mi>
          <mo stretchy="false">)</mo>
        </mrow>
        <mo stretchy="false">=</mo>
        <mrow>
          <msub>
            <mi>h</mi>
            <mn>0</mn>
          </msub>
          <mo stretchy="false">+</mo>
          <mi>x</mi>
        </mrow>
      </mrow>
      <mi mathvariant="italic">tg</mi>
      <mrow>
        <mo stretchy="false">α</mo>
        <mo stretchy="false">−</mo>
        <mfrac>
          <mrow>
            <mi>g</mi>
            <msup>
              <mi>x</mi>
              <mn>2</mn>
            </msup>
          </mrow>
          <mrow>
            <mn>2</mn>
            <msubsup>
              <mi>v</mi>
              <mn>0</mn>
              <mn>2</mn>
            </msubsup>
            <msup>
              <mi>cos</mi>
              <mn>2</mn>
            </msup>
            <mo stretchy="false">α</mo>
          </mrow>
        </mfrac>
      </mrow>
    </mrow>
    <annotation encoding="StarMath 5.0">y(x)= h_0+ x tg %ialpha - {g x^2}over{2 v_0 ^2 cos^2 %ialpha }</annotation>
  </semantics>
</math>
</file>

<file path=Object 9/content.xml><?xml version="1.0" encoding="utf-8"?>
<math xmlns="http://www.w3.org/1998/Math/MathML">
  <semantics>
    <mrow>
      <msub>
        <mi>v</mi>
        <mi>y</mi>
      </msub>
      <mo stretchy="false">=</mo>
      <mn>0</mn>
    </mrow>
    <annotation encoding="StarMath 5.0">v_y =0</annotation>
  </semantics>
</math>
</file>